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Lab Experiment # 1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ubroutines Ahoy!</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alvin Ouellet-Ference</text:p>
      <text:p text:style-name="P7">A711643</text:p>
      <text:p text:style-name="P7">Mr. Markou</text:p>
      <text:p text:style-name="P7">Submitted on the 25<text:span text:style-name="T1">th</text:span> of November 2008 </text:p>
      <text:p text:style-name="P7">Completed on the 26<text:span text:style-name="T1">th</text:span> of November 2008 </text:p>
      <text:p text:style-name="P7"/>
      <text:p text:style-name="P7"/>
      <text:p text:style-name="P7"/>
      <text:p text:style-name="P3"><text:soft-page-break/></text:p>
      <text:p text:style-name="P3">1. Objectives</text:p>
      <text:p text:style-name="P4"/>
      <text:p text:style-name="P4">The objectives of this experiment were to get familiar with subroutines.</text:p>
      <text:p text:style-name="P4"/>
      <text:p text:style-name="P3">2. Step 1</text:p>
      <text:p text:style-name="P3">2.1 Source Code</text:p>
      <text:p text:style-name="P4"/>
      <text:p text:style-name="P4">; PROGRAM: 1.ASM</text:p>
      <text:p text:style-name="P4">;</text:p>
      <text:p text:style-name="P4">; AUTHOR: Calvin O. Ference</text:p>
      <text:p text:style-name="P4">;</text:p>
      <text:p text:style-name="P4">; DESCRIPTION: <text:s/>Subroutines thingy</text:p>
      <text:p text:style-name="P4">; </text:p>
      <text:p text:style-name="P4">; </text:p>
      <text:p text:style-name="P4"/>
      <text:p text:style-name="P4"><text:s text:c="8"/>ASSUME<text:tab/>cs:code, ds:data, ss:stak</text:p>
      <text:p text:style-name="P4"><text:tab/>EXTRN<text:tab/>outstr:FAR, getbyte:FAR, getword:FAR, outbyte:FAR, outword:FAR, newline:FAR</text:p>
      <text:p text:style-name="P4"><text:tab/>EXTRN<text:tab/>getc:FAR</text:p>
      <text:p text:style-name="P4">code <text:s text:c="3"/>SEGMENT</text:p>
      <text:p text:style-name="P4">;--------------------------</text:p>
      <text:p text:style-name="P4">main <text:s text:c="3"/>PROC <text:s text:c="2"/></text:p>
      <text:p text:style-name="P4">init:<text:tab/><text:tab/>mov<text:tab/>ax,data</text:p>
      <text:p text:style-name="P4"><text:tab/><text:tab/>mov<text:tab/>ds,ax</text:p>
      <text:p text:style-name="P4"><text:tab/><text:tab/>mov<text:tab/>eflag,0<text:tab/><text:tab/>;resetting everything </text:p>
      <text:p text:style-name="P4"/>
      <text:p text:style-name="P4">start:<text:tab/><text:tab/>call<text:tab/>greet<text:tab/><text:tab/>;greets the user</text:p>
      <text:p text:style-name="P4"><text:tab/><text:tab/>call<text:tab/>iptval<text:tab/><text:tab/>;this is to input vars</text:p>
      <text:p text:style-name="P4"><text:tab/><text:tab/>call<text:tab/>eval<text:tab/><text:tab/>;the eval part</text:p>
      <text:p text:style-name="P4"><text:tab/><text:tab/>call<text:tab/>legend<text:tab/><text:tab/>;a little legend</text:p>
      <text:p text:style-name="P4"><text:tab/><text:tab/>call<text:tab/>output<text:tab/><text:tab/>;the answer</text:p>
      <text:p text:style-name="P4"><text:tab/><text:tab/>call<text:tab/>again<text:tab/><text:tab/>;ask if you want to do it again</text:p>
      <text:p text:style-name="P4">shi:<text:tab/><text:tab/>mov<text:tab/>ax,4c00h</text:p>
      <text:p text:style-name="P4"><text:tab/><text:tab/>int<text:tab/>21h</text:p>
      <text:p text:style-name="P4">main<text:tab/>ENDP</text:p>
      <text:p text:style-name="P4">;-------------------------</text:p>
      <text:p text:style-name="P4">greet<text:tab/>PROC</text:p>
      <text:p text:style-name="P4"><text:tab/><text:tab/>lea<text:tab/>di,smsg1<text:tab/>;prints out the ranges for the user</text:p>
      <text:p text:style-name="P4"><text:tab/><text:tab/>call<text:tab/>outstr</text:p>
      <text:p text:style-name="P4"><text:tab/><text:tab/>call<text:tab/>newline</text:p>
      <text:p text:style-name="P4"><text:tab/><text:tab/>lea<text:tab/>di,smsg2</text:p>
      <text:p text:style-name="P4"><text:tab/><text:tab/>call<text:tab/>outstr</text:p>
      <text:p text:style-name="P4"><text:tab/><text:tab/>call<text:tab/>newline</text:p>
      <text:p text:style-name="P4"><text:tab/><text:tab/>lea<text:tab/>di,smsg3</text:p>
      <text:p text:style-name="P4"><text:tab/><text:tab/>call<text:tab/>outstr</text:p>
      <text:p text:style-name="P4"><text:tab/><text:tab/>call<text:tab/>newline</text:p>
      <text:p text:style-name="P4"><text:tab/><text:tab/>call<text:tab/>newline<text:tab/><text:tab/>;all the way to here</text:p>
      <text:p text:style-name="P4"><text:tab/><text:tab/>mov<text:tab/>ax,0<text:tab/><text:tab/>;then sets all registers to 0 to be safe</text:p>
      <text:p text:style-name="P4"><text:soft-page-break/><text:tab/><text:tab/>mov<text:tab/>bx,0</text:p>
      <text:p text:style-name="P4"><text:tab/><text:tab/>mov<text:tab/>cx,0</text:p>
      <text:p text:style-name="P4"><text:tab/><text:tab/>mov<text:tab/>dx,0</text:p>
      <text:p text:style-name="P4"><text:tab/><text:tab/>ret</text:p>
      <text:p text:style-name="P4">greet<text:tab/>ENDP</text:p>
      <text:p text:style-name="P4">;-------------------------</text:p>
      <text:p text:style-name="P4">iptval<text:tab/>PROC</text:p>
      <text:p text:style-name="P4"><text:tab/>lea<text:tab/>di,msg1<text:tab/><text:tab/><text:tab/>;all of this next section</text:p>
      <text:p text:style-name="P4"><text:tab/>call<text:tab/>outstr<text:tab/><text:tab/><text:tab/>;does is calls for the values</text:p>
      <text:p text:style-name="P4"><text:tab/>call<text:tab/>getword<text:tab/><text:tab/><text:tab/>;and sends them into memory</text:p>
      <text:p text:style-name="P4"><text:tab/>mov<text:tab/>vala,ax</text:p>
      <text:p text:style-name="P4"><text:tab/>call<text:tab/>getword</text:p>
      <text:p text:style-name="P4"><text:tab/>mov<text:tab/>vala+2,ax</text:p>
      <text:p text:style-name="P4"><text:tab/>call<text:tab/>newline</text:p>
      <text:p text:style-name="P4"><text:tab/>lea<text:tab/>di,msg2</text:p>
      <text:p text:style-name="P4"><text:tab/>call<text:tab/>outstr</text:p>
      <text:p text:style-name="P4"><text:tab/>call<text:tab/>getword</text:p>
      <text:p text:style-name="P4"><text:tab/>mov<text:tab/>valb,ax</text:p>
      <text:p text:style-name="P4"><text:tab/>call<text:tab/>newline</text:p>
      <text:p text:style-name="P4"><text:tab/>lea<text:tab/>di,msg3</text:p>
      <text:p text:style-name="P4"><text:tab/>call<text:tab/>outstr</text:p>
      <text:p text:style-name="P4"><text:tab/>call<text:tab/>getbyte</text:p>
      <text:p text:style-name="P4"><text:tab/>mov<text:tab/>valc,al</text:p>
      <text:p text:style-name="P4"><text:tab/>call<text:tab/>newline</text:p>
      <text:p text:style-name="P4"><text:tab/>ret</text:p>
      <text:p text:style-name="P4">iptval<text:tab/>ENDP</text:p>
      <text:p text:style-name="P4">;--------------------------</text:p>
      <text:p text:style-name="P4">eval<text:tab/>PROC<text:tab/><text:tab/><text:tab/>;the following section is all the evaluation</text:p>
      <text:p text:style-name="P4"><text:tab/>cmp<text:tab/>vala,2<text:tab/><text:tab/>;code used.</text:p>
      <text:p text:style-name="P4"><text:tab/>ja<text:tab/>error<text:tab/><text:tab/>;It's the cheater way of doing it though</text:p>
      <text:p text:style-name="P4"><text:tab/>cmp<text:tab/>vala+2,0AB98h</text:p>
      <text:p text:style-name="P4"><text:tab/>ja<text:tab/>error</text:p>
      <text:p text:style-name="P4"><text:tab/>cmp<text:tab/>vala+2,09c4h</text:p>
      <text:p text:style-name="P4"><text:tab/>jb<text:tab/>error</text:p>
      <text:p text:style-name="P4">pta:<text:tab/>cmp<text:tab/>valb,61A8h</text:p>
      <text:p text:style-name="P4"><text:tab/>ja<text:tab/>error2</text:p>
      <text:p text:style-name="P4"><text:tab/>cmp<text:tab/>valb,00c8h</text:p>
      <text:p text:style-name="P4"><text:tab/>jb<text:tab/>error2</text:p>
      <text:p text:style-name="P4">ptb:<text:tab/>cmp<text:tab/>valc,99</text:p>
      <text:p text:style-name="P4"><text:tab/>jg<text:tab/>error3</text:p>
      <text:p text:style-name="P4"><text:tab/>cmp<text:tab/>valc,-32</text:p>
      <text:p text:style-name="P4"><text:tab/>jl<text:tab/>error3</text:p>
      <text:p text:style-name="P4"><text:tab/>ret</text:p>
      <text:p text:style-name="P4"/>
      <text:p text:style-name="P4">error:<text:tab/>mov<text:tab/>eflag,01</text:p>
      <text:p text:style-name="P4"><text:tab/>jmp<text:tab/>pta</text:p>
      <text:p text:style-name="P4">error2:<text:tab/>cmp<text:tab/>eflag,01</text:p>
      <text:p text:style-name="P4"><text:tab/>je<text:tab/>error2b</text:p>
      <text:p text:style-name="P4"><text:tab/>mov<text:tab/>eflag,02</text:p>
      <text:p text:style-name="P4"><text:soft-page-break/><text:tab/>jmp<text:tab/>ptb</text:p>
      <text:p text:style-name="P4">error2b:</text:p>
      <text:p text:style-name="P4"><text:tab/>mov<text:tab/>eflag,0Ah</text:p>
      <text:p text:style-name="P4"><text:tab/>jmp<text:tab/>ptb</text:p>
      <text:p text:style-name="P4">error3:<text:tab/>cmp<text:tab/>eflag,01</text:p>
      <text:p text:style-name="P4"><text:tab/>je<text:tab/>errora</text:p>
      <text:p text:style-name="P4"><text:tab/>cmp<text:tab/>eflag,02</text:p>
      <text:p text:style-name="P4"><text:tab/>je<text:tab/>errorb</text:p>
      <text:p text:style-name="P4"><text:tab/>cmp<text:tab/>eflag,0Ah</text:p>
      <text:p text:style-name="P4"><text:tab/>je<text:tab/>errorf</text:p>
      <text:p text:style-name="P4"><text:tab/>mov<text:tab/>eflag,04h</text:p>
      <text:p text:style-name="P4"><text:tab/>ret</text:p>
      <text:p text:style-name="P4">errora:<text:tab/>mov<text:tab/>eflag,0Bh</text:p>
      <text:p text:style-name="P4"><text:tab/>ret</text:p>
      <text:p text:style-name="P4">errorb:<text:tab/>mov<text:tab/>eflag,0Ch</text:p>
      <text:p text:style-name="P4"><text:tab/>ret</text:p>
      <text:p text:style-name="P4">errorf:<text:tab/>mov<text:tab/>eflag,0ffh</text:p>
      <text:p text:style-name="P4"><text:tab/>ret</text:p>
      <text:p text:style-name="P4">eval<text:tab/>ENDP</text:p>
      <text:p text:style-name="P4">;--------------------------</text:p>
      <text:p text:style-name="P4">legend<text:tab/>PROC</text:p>
      <text:p text:style-name="P4"><text:tab/>lea<text:tab/>di,lmsg1<text:tab/>;this section prints out a little legend for the user</text:p>
      <text:p text:style-name="P4"><text:tab/>call<text:tab/>outstr</text:p>
      <text:p text:style-name="P4"><text:tab/>call<text:tab/>newline</text:p>
      <text:p text:style-name="P4"><text:tab/>lea<text:tab/>di,lmsg2</text:p>
      <text:p text:style-name="P4"><text:tab/>call<text:tab/>outstr</text:p>
      <text:p text:style-name="P4"><text:tab/>call<text:tab/>newline</text:p>
      <text:p text:style-name="P4"><text:tab/>lea<text:tab/>di,lmsg3</text:p>
      <text:p text:style-name="P4"><text:tab/>call<text:tab/>outstr</text:p>
      <text:p text:style-name="P4"><text:tab/>call<text:tab/>newline</text:p>
      <text:p text:style-name="P4"><text:tab/>lea<text:tab/>di,lmsg4</text:p>
      <text:p text:style-name="P4"><text:tab/>call<text:tab/>outstr</text:p>
      <text:p text:style-name="P4"><text:tab/>call<text:tab/>newline</text:p>
      <text:p text:style-name="P4"><text:tab/>lea<text:tab/>di,lmsg5</text:p>
      <text:p text:style-name="P4"><text:tab/>call<text:tab/>outstr</text:p>
      <text:p text:style-name="P4"><text:tab/>call<text:tab/>newline</text:p>
      <text:p text:style-name="P4"><text:tab/>lea<text:tab/>di,lmsg6</text:p>
      <text:p text:style-name="P4"><text:tab/>call<text:tab/>outstr</text:p>
      <text:p text:style-name="P4"><text:tab/>call<text:tab/>newline</text:p>
      <text:p text:style-name="P4"><text:tab/>lea<text:tab/>di,lmsg7</text:p>
      <text:p text:style-name="P4"><text:tab/>call<text:tab/>outstr</text:p>
      <text:p text:style-name="P4"><text:tab/>call<text:tab/>newline</text:p>
      <text:p text:style-name="P4"><text:tab/>lea<text:tab/>di,lmsg8</text:p>
      <text:p text:style-name="P4"><text:tab/>call<text:tab/>outstr</text:p>
      <text:p text:style-name="P4"><text:tab/>call<text:tab/>newline<text:tab/><text:tab/>;all the way to here</text:p>
      <text:p text:style-name="P4"><text:tab/>ret</text:p>
      <text:p text:style-name="P4">legend<text:tab/>ENDP</text:p>
      <text:p text:style-name="P4">;--------------------------</text:p>
      <text:p text:style-name="P4">output<text:tab/>PROC</text:p>
      <text:p text:style-name="P4"><text:soft-page-break/><text:tab/>lea<text:tab/>di,omsg1<text:tab/>;this shows Val A</text:p>
      <text:p text:style-name="P4"><text:tab/>call<text:tab/>outstr</text:p>
      <text:p text:style-name="P4"><text:tab/>mov<text:tab/>ax,vala</text:p>
      <text:p text:style-name="P4"><text:tab/>call<text:tab/>outword</text:p>
      <text:p text:style-name="P4"><text:tab/>mov<text:tab/>ax,vala+2</text:p>
      <text:p text:style-name="P4"><text:tab/>call<text:tab/>outword<text:tab/><text:tab/>;all the way to here</text:p>
      <text:p text:style-name="P4"><text:tab/>call<text:tab/>newline</text:p>
      <text:p text:style-name="P4"><text:tab/>lea<text:tab/>di,omsg2<text:tab/>;this shows Val B</text:p>
      <text:p text:style-name="P4"><text:tab/>call<text:tab/>outstr</text:p>
      <text:p text:style-name="P4"><text:tab/>mov<text:tab/>ax,valb</text:p>
      <text:p text:style-name="P4"><text:tab/>call<text:tab/>outword</text:p>
      <text:p text:style-name="P4"><text:tab/>call<text:tab/>newline<text:tab/><text:tab/>;up to here</text:p>
      <text:p text:style-name="P4"><text:tab/>lea<text:tab/>di,omsg3<text:tab/>;calling C</text:p>
      <text:p text:style-name="P4"><text:tab/>call<text:tab/>outstr</text:p>
      <text:p text:style-name="P4"><text:tab/>mov<text:tab/>al,valc</text:p>
      <text:p text:style-name="P4"><text:tab/>call<text:tab/>outbyte</text:p>
      <text:p text:style-name="P4"><text:tab/>call<text:tab/>newline<text:tab/><text:tab/>;up to here</text:p>
      <text:p text:style-name="P4"><text:tab/>lea<text:tab/>di,omsg4<text:tab/>;and calling the eflag</text:p>
      <text:p text:style-name="P4"><text:tab/>call<text:tab/>outstr</text:p>
      <text:p text:style-name="P4"><text:tab/>mov<text:tab/>al,eflag</text:p>
      <text:p text:style-name="P4"><text:tab/>call<text:tab/>outbyte</text:p>
      <text:p text:style-name="P4"><text:tab/>call<text:tab/>newline</text:p>
      <text:p text:style-name="P4"><text:tab/>ret</text:p>
      <text:p text:style-name="P4">output<text:tab/>ENDP</text:p>
      <text:p text:style-name="P4">;-----------------------</text:p>
      <text:p text:style-name="P4">again<text:tab/>PROC</text:p>
      <text:p text:style-name="P4">insert:<text:tab/>call<text:tab/>newline</text:p>
      <text:p text:style-name="P4"><text:tab/>lea<text:tab/>di,amsg1</text:p>
      <text:p text:style-name="P4"><text:tab/>call<text:tab/>outstr</text:p>
      <text:p text:style-name="P4"><text:tab/>call<text:tab/>getc</text:p>
      <text:p text:style-name="P4"><text:tab/>cmp<text:tab/>al,4eh</text:p>
      <text:p text:style-name="P4"><text:tab/>je<text:tab/>shi</text:p>
      <text:p text:style-name="P4"><text:tab/>cmp<text:tab/>al,59h</text:p>
      <text:p text:style-name="P4"><text:tab/>je<text:tab/>start</text:p>
      <text:p text:style-name="P4"><text:tab/>lea<text:tab/>di,amsg2</text:p>
      <text:p text:style-name="P4"><text:tab/>call<text:tab/>outstr</text:p>
      <text:p text:style-name="P4"><text:tab/>call<text:tab/>newline</text:p>
      <text:p text:style-name="P4"><text:tab/>jmp<text:tab/>insert</text:p>
      <text:p text:style-name="P4"/>
      <text:p text:style-name="P4">start:<text:tab/>call<text:tab/>main</text:p>
      <text:p text:style-name="P4"/>
      <text:p text:style-name="P4">shi:<text:tab/>mov<text:tab/>ax,4c00h</text:p>
      <text:p text:style-name="P4"><text:tab/>int<text:tab/>21h</text:p>
      <text:p text:style-name="P4">again<text:tab/>ENDP</text:p>
      <text:p text:style-name="P4"/>
      <text:p text:style-name="P4">code<text:tab/>ENDS</text:p>
      <text:p text:style-name="P4"/>
      <text:p text:style-name="P4"/>
      <text:p text:style-name="P4"/>
      <text:p text:style-name="P4"><text:soft-page-break/>data<text:tab/>SEGMENT</text:p>
      <text:p text:style-name="P4">vala<text:tab/>dw<text:tab/>0,0</text:p>
      <text:p text:style-name="P4">valb<text:tab/>dw<text:tab/>0</text:p>
      <text:p text:style-name="P4">valc<text:tab/>db<text:tab/>0</text:p>
      <text:p text:style-name="P4">eflag<text:tab/>db<text:tab/>0</text:p>
      <text:p text:style-name="P4">msg1<text:tab/>db<text:tab/>"Input Value A &gt;&gt; ",04h</text:p>
      <text:p text:style-name="P4">msg2<text:tab/>db<text:tab/>"Input Value B &gt;&gt; ",04h</text:p>
      <text:p text:style-name="P4">msg3<text:tab/>db<text:tab/>"Input Value C &gt;&gt; ",04h</text:p>
      <text:p text:style-name="P4">smsg1<text:tab/>db<text:tab/>"Range of A is, 0000 09C4h to 0002 AB98h unsigned",04</text:p>
      <text:p text:style-name="P4">smsg2<text:tab/>db<text:tab/>"Range of B is, 00C8 to 61A8 unsigned",04</text:p>
      <text:p text:style-name="P4">smsg3<text:tab/>db<text:tab/>"Range of A is, E0 to 63 Signed",04</text:p>
      <text:p text:style-name="P4">lmsg1<text:tab/>db<text:tab/>"///EFLAG LEGEND\\\",04</text:p>
      <text:p text:style-name="P4">lmsg2<text:tab/>db<text:tab/>"01, A is out of Range",04</text:p>
      <text:p text:style-name="P4">lmsg3<text:tab/>db<text:tab/>"02, B is out of Range",04</text:p>
      <text:p text:style-name="P4">lmsg4<text:tab/>db<text:tab/>"04, C is out of Range",04</text:p>
      <text:p text:style-name="P4">lmsg5<text:tab/>db<text:tab/>"0A, A and B are out of Range",04</text:p>
      <text:p text:style-name="P4">lmsg6<text:tab/>db<text:tab/>"0B, A and C are out of Range",04</text:p>
      <text:p text:style-name="P4">lmsg7<text:tab/>db<text:tab/>"0C, B and C are out of Range",04</text:p>
      <text:p text:style-name="P4">lmsg8<text:tab/>db<text:tab/>"FF, all are out of Range",04</text:p>
      <text:p text:style-name="P4">omsg1<text:tab/>db<text:tab/>"Inputed Value for A &gt;&gt; ",04</text:p>
      <text:p text:style-name="P4">omsg2<text:tab/>db<text:tab/>"Inputed Value for B &gt;&gt; ",04</text:p>
      <text:p text:style-name="P4">omsg3<text:tab/>db<text:tab/>"Inputed Value for C &gt;&gt; ",04</text:p>
      <text:p text:style-name="P4">omsg4<text:tab/>db<text:tab/>"Error Flag &gt;&gt; ",04h</text:p>
      <text:p text:style-name="P4">amsg1<text:tab/>db<text:tab/>"Do you wish to evaluate some values again? (Y or N) &gt;&gt; ",04</text:p>
      <text:p text:style-name="P4">amsg2<text:tab/>db<text:tab/>"Come Again?",04h</text:p>
      <text:p text:style-name="P4">data<text:tab/>ENDS</text:p>
      <text:p text:style-name="P4"/>
      <text:p text:style-name="P4">stak<text:tab/>SEGMENT<text:tab/>STACK</text:p>
      <text:p text:style-name="P4"><text:tab/>dw<text:tab/>256 dup (0)</text:p>
      <text:p text:style-name="P4">stak<text:tab/>ENDS</text:p>
      <text:p text:style-name="P4"/>
      <text:p text:style-name="P4"><text:tab/><text:tab/>EN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2.2. List File</text:p>
      <text:p text:style-name="P4"/>
      <text:p text:style-name="P4">Microsoft (R) Macro Assembler Version 6.11d<text:tab/><text:tab/> <text:s text:c="3"/>11/19/08 16:07:11</text:p>
      <text:p text:style-name="P4">1.asm<text:tab/><text:tab/><text:tab/><text:tab/><text:tab/><text:tab/><text:tab/> <text:s text:c="4"/>Page 1 - 1</text:p>
      <text:p text:style-name="P4"/>
      <text:p text:style-name="P4"/>
      <text:p text:style-name="P4"><text:tab/><text:tab/><text:tab/><text:tab/>; PROGRAM: 1.ASM</text:p>
      <text:p text:style-name="P4"><text:tab/><text:tab/><text:tab/><text:tab/>;</text:p>
      <text:p text:style-name="P4"><text:tab/><text:tab/><text:tab/><text:tab/>; AUTHOR: Calvin O. Ference</text:p>
      <text:p text:style-name="P4"><text:tab/><text:tab/><text:tab/><text:tab/>;</text:p>
      <text:p text:style-name="P4"><text:tab/><text:tab/><text:tab/><text:tab/>; DESCRIPTION: <text:s/>Subroutines thingy</text:p>
      <text:p text:style-name="P4"><text:tab/><text:tab/><text:tab/><text:tab/>; </text:p>
      <text:p text:style-name="P4"><text:tab/><text:tab/><text:tab/><text:tab/>; </text:p>
      <text:p text:style-name="P4"/>
      <text:p text:style-name="P4"><text:tab/><text:tab/><text:tab/><text:tab/> <text:s text:c="7"/>ASSUME<text:tab/>cs:code, ds:data, ss:stak</text:p>
      <text:p text:style-name="P4"><text:tab/><text:tab/><text:tab/><text:tab/><text:tab/>EXTRN<text:tab/>outstr:FAR, getbyte:FAR, getword:FAR, outbyte:FAR, outword:FAR, newline:FAR</text:p>
      <text:p text:style-name="P4"><text:tab/><text:tab/><text:tab/><text:tab/><text:tab/>EXTRN<text:tab/>getc:FAR</text:p>
      <text:p text:style-name="P4"><text:s/>0000<text:tab/><text:tab/><text:tab/><text:tab/>code <text:s text:c="3"/>SEGMENT</text:p>
      <text:p text:style-name="P4"><text:tab/><text:tab/><text:tab/><text:tab/>;--------------------------</text:p>
      <text:p text:style-name="P4"><text:s/>0000<text:tab/><text:tab/><text:tab/><text:tab/>main <text:s text:c="3"/>PROC <text:s text:c="2"/></text:p>
      <text:p text:style-name="P4"><text:s/>0000 <text:s/>B8 ---- R<text:tab/><text:tab/>init:<text:tab/><text:tab/>mov<text:tab/>ax,data</text:p>
      <text:p text:style-name="P4"><text:s/>0003 <text:s/>8E D8<text:tab/><text:tab/><text:tab/><text:tab/><text:tab/>mov<text:tab/>ds,ax</text:p>
      <text:p text:style-name="P4"><text:s/>0005 <text:s/>C6 06 0007 R 00<text:tab/><text:tab/><text:tab/><text:tab/>mov<text:tab/>eflag,0<text:tab/><text:tab/>;resetting everything </text:p>
      <text:p text:style-name="P4"/>
      <text:p text:style-name="P4"><text:s/>000A <text:s/>E8 0014<text:tab/><text:tab/><text:tab/>start:<text:tab/><text:tab/>call<text:tab/>greet<text:tab/><text:tab/>;greets the user</text:p>
      <text:p text:style-name="P4"><text:s/>000D <text:s/>E8 004D<text:tab/><text:tab/><text:tab/><text:tab/><text:tab/>call<text:tab/>iptval<text:tab/><text:tab/>;this is to input vars</text:p>
      <text:p text:style-name="P4"><text:s/>0010 <text:s/>E8 0095<text:tab/><text:tab/><text:tab/><text:tab/><text:tab/>call<text:tab/>eval<text:tab/><text:tab/>;the eval part</text:p>
      <text:p text:style-name="P4"><text:s/>0013 <text:s/>E8 0111<text:tab/><text:tab/><text:tab/><text:tab/><text:tab/>call<text:tab/>legend<text:tab/><text:tab/>;a little legend</text:p>
      <text:p text:style-name="P4"><text:s/>0016 <text:s/>E8 017F<text:tab/><text:tab/><text:tab/><text:tab/><text:tab/>call<text:tab/>output<text:tab/><text:tab/>;the answer</text:p>
      <text:p text:style-name="P4"><text:s/>0019 <text:s/>E8 01DD<text:tab/><text:tab/><text:tab/><text:tab/><text:tab/>call<text:tab/>again<text:tab/><text:tab/>;ask if you want to do it again</text:p>
      <text:p text:style-name="P4"><text:s/>001C <text:s/>B8 4C00<text:tab/><text:tab/><text:tab/>shi:<text:tab/><text:tab/>mov<text:tab/>ax,4c00h</text:p>
      <text:p text:style-name="P4"><text:s/>001F <text:s/>CD 21<text:tab/><text:tab/><text:tab/><text:tab/><text:tab/>int<text:tab/>21h</text:p>
      <text:p text:style-name="P4"><text:s/>0021<text:tab/><text:tab/><text:tab/><text:tab/>main<text:tab/>ENDP</text:p>
      <text:p text:style-name="P4"><text:tab/><text:tab/><text:tab/><text:tab/>;-------------------------</text:p>
      <text:p text:style-name="P4"><text:s/>0021<text:tab/><text:tab/><text:tab/><text:tab/>greet<text:tab/>PROC</text:p>
      <text:p text:style-name="P4"><text:s/>0021 <text:s/>8D 3E 003E R<text:tab/><text:tab/><text:tab/><text:tab/>lea<text:tab/>di,smsg1<text:tab/>;prints out the ranges for the user</text:p>
      <text:p text:style-name="P4"><text:s/>0025 <text:s/>9A ---- 0000 E<text:tab/><text:tab/><text:tab/><text:tab/>call<text:tab/>outstr</text:p>
      <text:p text:style-name="P4"><text:s/>002A <text:s/>9A ---- 0000 E<text:tab/><text:tab/><text:tab/><text:tab/>call<text:tab/>newline</text:p>
      <text:p text:style-name="P4"><text:s/>002F <text:s/>8D 3E 006F R<text:tab/><text:tab/><text:tab/><text:tab/>lea<text:tab/>di,smsg2</text:p>
      <text:p text:style-name="P4"><text:s/>0033 <text:s/>9A ---- 0000 E<text:tab/><text:tab/><text:tab/><text:tab/>call<text:tab/>outstr</text:p>
      <text:p text:style-name="P4"><text:s/>0038 <text:s/>9A ---- 0000 E<text:tab/><text:tab/><text:tab/><text:tab/>call<text:tab/>newline</text:p>
      <text:p text:style-name="P4"><text:s/>003D <text:s/>8D 3E 0094 R<text:tab/><text:tab/><text:tab/><text:tab/>lea<text:tab/>di,smsg3</text:p>
      <text:p text:style-name="P4"><text:s/>0041 <text:s/>9A ---- 0000 E<text:tab/><text:tab/><text:tab/><text:tab/>call<text:tab/>outstr</text:p>
      <text:p text:style-name="P4"><text:s/>0046 <text:s/>9A ---- 0000 E<text:tab/><text:tab/><text:tab/><text:tab/>call<text:tab/>newline</text:p>
      <text:p text:style-name="P4"><text:s/>004B <text:s/>9A ---- 0000 E<text:tab/><text:tab/><text:tab/><text:tab/>call<text:tab/>newline<text:tab/><text:tab/>;all the way to here</text:p>
      <text:p text:style-name="P4"><text:s/>0050 <text:s/>B8 0000<text:tab/><text:tab/><text:tab/><text:tab/><text:tab/>mov<text:tab/>ax,0<text:tab/><text:tab/>;then sets all registers to 0 to be safe</text:p>
      <text:p text:style-name="P4"><text:s/>0053 <text:s/>BB 0000<text:tab/><text:tab/><text:tab/><text:tab/><text:tab/>mov<text:tab/>bx,0</text:p>
      <text:p text:style-name="P4"><text:soft-page-break/><text:s/>0056 <text:s/>B9 0000<text:tab/><text:tab/><text:tab/><text:tab/><text:tab/>mov<text:tab/>cx,0</text:p>
      <text:p text:style-name="P4"><text:s/>0059 <text:s/>BA 0000<text:tab/><text:tab/><text:tab/><text:tab/><text:tab/>mov<text:tab/>dx,0</text:p>
      <text:p text:style-name="P4"><text:s/>005C <text:s/>C3<text:tab/><text:tab/><text:tab/><text:tab/><text:tab/>ret</text:p>
      <text:p text:style-name="P4"><text:s/>005D<text:tab/><text:tab/><text:tab/><text:tab/>greet<text:tab/>ENDP</text:p>
      <text:p text:style-name="P4"><text:tab/><text:tab/><text:tab/><text:tab/>;-------------------------</text:p>
      <text:p text:style-name="P4"><text:s/>005D<text:tab/><text:tab/><text:tab/><text:tab/>iptval<text:tab/>PROC</text:p>
      <text:p text:style-name="P4"><text:s/>005D <text:s/>8D 3E 0008 R<text:tab/><text:tab/><text:tab/>lea<text:tab/>di,msg1<text:tab/><text:tab/><text:tab/>;all of this next section</text:p>
      <text:p text:style-name="P4"><text:s/>0061 <text:s/>9A ---- 0000 E<text:tab/><text:tab/><text:tab/>call<text:tab/>outstr<text:tab/><text:tab/><text:tab/>;does is calls for the values</text:p>
      <text:p text:style-name="P4"><text:s/>0066 <text:s/>9A ---- 0000 E<text:tab/><text:tab/><text:tab/>call<text:tab/>getword<text:tab/><text:tab/><text:tab/>;and sends them into memory</text:p>
      <text:p text:style-name="P4"><text:s/>006B <text:s/>A3 0000 R<text:tab/><text:tab/><text:tab/>mov<text:tab/>vala,ax</text:p>
      <text:p text:style-name="P4"><text:s/>006E <text:s/>9A ---- 0000 E<text:tab/><text:tab/><text:tab/>call<text:tab/>getword</text:p>
      <text:p text:style-name="P4"><text:s/>0073 <text:s/>A3 0002 R<text:tab/><text:tab/><text:tab/>mov<text:tab/>vala+2,ax</text:p>
      <text:p text:style-name="P4"><text:s/>0076 <text:s/>9A ---- 0000 E<text:tab/><text:tab/><text:tab/>call<text:tab/>newline</text:p>
      <text:p text:style-name="P4"><text:s/>007B <text:s/>8D 3E 001A R<text:tab/><text:tab/><text:tab/>lea<text:tab/>di,msg2</text:p>
      <text:p text:style-name="P4"><text:s/>007F <text:s/>9A ---- 0000 E<text:tab/><text:tab/><text:tab/>call<text:tab/>outstr</text:p>
      <text:p text:style-name="P4"><text:s/>0084 <text:s/>9A ---- 0000 E<text:tab/><text:tab/><text:tab/>call<text:tab/>getword</text:p>
      <text:p text:style-name="P4"><text:s/>0089 <text:s/>A3 0004 R<text:tab/><text:tab/><text:tab/>mov<text:tab/>valb,ax</text:p>
      <text:p text:style-name="P4"><text:s/>008C <text:s/>9A ---- 0000 E<text:tab/><text:tab/><text:tab/>call<text:tab/>newline</text:p>
      <text:p text:style-name="P4"><text:s/>0091 <text:s/>8D 3E 002C R<text:tab/><text:tab/><text:tab/>lea<text:tab/>di,msg3</text:p>
      <text:p text:style-name="P4"><text:s/>0095 <text:s/>9A ---- 0000 E<text:tab/><text:tab/><text:tab/>call<text:tab/>outstr</text:p>
      <text:p text:style-name="P4"><text:s/>009A <text:s/>9A ---- 0000 E<text:tab/><text:tab/><text:tab/>call<text:tab/>getbyte</text:p>
      <text:p text:style-name="P4"><text:s/>009F <text:s/>A2 0006 R<text:tab/><text:tab/><text:tab/>mov<text:tab/>valc,al</text:p>
      <text:p text:style-name="P4"><text:s/>00A2 <text:s/>9A ---- 0000 E<text:tab/><text:tab/><text:tab/>call<text:tab/>newline</text:p>
      <text:p text:style-name="P4"><text:s/>00A7 <text:s/>C3<text:tab/><text:tab/><text:tab/><text:tab/>ret</text:p>
      <text:p text:style-name="P4"><text:s/>00A8<text:tab/><text:tab/><text:tab/><text:tab/>iptval<text:tab/>ENDP</text:p>
      <text:p text:style-name="P4"><text:tab/><text:tab/><text:tab/><text:tab/>;--------------------------</text:p>
      <text:p text:style-name="P4"><text:s/>00A8<text:tab/><text:tab/><text:tab/><text:tab/>eval<text:tab/>PROC<text:tab/><text:tab/><text:tab/>;the following section is all the evaluation</text:p>
      <text:p text:style-name="P4"><text:s/>00A8 <text:s/>83 3E 0000 R 02<text:tab/><text:tab/><text:tab/>cmp<text:tab/>vala,2<text:tab/><text:tab/>;code used.</text:p>
      <text:p text:style-name="P4"><text:s/>00AD <text:s/>77 2F<text:tab/><text:tab/><text:tab/><text:tab/>ja<text:tab/>error<text:tab/><text:tab/>;It's the cheater way of doing it though</text:p>
      <text:p text:style-name="P4"><text:s/>00AF <text:s/>81 3E 0002 R AB98<text:tab/><text:tab/>cmp<text:tab/>vala+2,0AB98h</text:p>
      <text:p text:style-name="P4"><text:s/>00B5 <text:s/>77 27<text:tab/><text:tab/><text:tab/><text:tab/>ja<text:tab/>error</text:p>
      <text:p text:style-name="P4"><text:s/>00B7 <text:s/>81 3E 0002 R 09C4<text:tab/><text:tab/>cmp<text:tab/>vala+2,09c4h</text:p>
      <text:p text:style-name="P4"><text:s/>00BD <text:s/>72 1F<text:tab/><text:tab/><text:tab/><text:tab/>jb<text:tab/>error</text:p>
      <text:p text:style-name="P4"><text:s/>00BF <text:s/>81 3E 0004 R 61A8<text:tab/>pta:<text:tab/>cmp<text:tab/>valb,61A8h</text:p>
      <text:p text:style-name="P4"><text:s/>00C5 <text:s/>77 1E<text:tab/><text:tab/><text:tab/><text:tab/>ja<text:tab/>error2</text:p>
      <text:p text:style-name="P4"><text:s/>00C7 <text:s/>81 3E 0004 R 00C8<text:tab/><text:tab/>cmp<text:tab/>valb,00c8h</text:p>
      <text:p text:style-name="P4"><text:s/>00CD <text:s/>72 16<text:tab/><text:tab/><text:tab/><text:tab/>jb<text:tab/>error2</text:p>
      <text:p text:style-name="P4"><text:s/>00CF <text:s/>80 3E 0006 R 63<text:tab/><text:tab/>ptb:<text:tab/>cmp<text:tab/>valc,99</text:p>
      <text:p text:style-name="P4"><text:s/>00D4 <text:s/>7F 24<text:tab/><text:tab/><text:tab/><text:tab/>jg<text:tab/>error3</text:p>
      <text:p text:style-name="P4"><text:s/>00D6 <text:s/>80 3E 0006 R E0<text:tab/><text:tab/><text:tab/>cmp<text:tab/>valc,-32</text:p>
      <text:p text:style-name="P4"><text:s/>00DB <text:s/>7C 1D<text:tab/><text:tab/><text:tab/><text:tab/>jl<text:tab/>error3</text:p>
      <text:p text:style-name="P4"><text:s/>00DD <text:s/>C3<text:tab/><text:tab/><text:tab/><text:tab/>ret</text:p>
      <text:p text:style-name="P4"/>
      <text:p text:style-name="P4"><text:s/>00DE <text:s/>C6 06 0007 R 01<text:tab/><text:tab/>error:<text:tab/>mov<text:tab/>eflag,01</text:p>
      <text:p text:style-name="P4"><text:s/>00E3 <text:s/>EB DA<text:tab/><text:tab/><text:tab/><text:tab/>jmp<text:tab/>pta</text:p>
      <text:p text:style-name="P4"><text:s/>00E5 <text:s/>80 3E 0007 R 01<text:tab/><text:tab/>error2:<text:tab/>cmp<text:tab/>eflag,01</text:p>
      <text:p text:style-name="P4"><text:s/>00EA <text:s/>74 07<text:tab/><text:tab/><text:tab/><text:tab/>je<text:tab/>error2b</text:p>
      <text:p text:style-name="P4"><text:s/>00EC <text:s/>C6 06 0007 R 02<text:tab/><text:tab/><text:tab/>mov<text:tab/>eflag,02</text:p>
      <text:p text:style-name="P4"><text:s/>00F1 <text:s/>EB DC<text:tab/><text:tab/><text:tab/><text:tab/>jmp<text:tab/>ptb</text:p>
      <text:p text:style-name="P4"><text:soft-page-break/><text:s/>00F3<text:tab/><text:tab/><text:tab/><text:tab/>error2b:</text:p>
      <text:p text:style-name="P4"><text:s/>00F3 <text:s/>C6 06 0007 R 0A<text:tab/><text:tab/><text:tab/>mov<text:tab/>eflag,0Ah</text:p>
      <text:p text:style-name="P4"><text:s/>00F8 <text:s/>EB D5<text:tab/><text:tab/><text:tab/><text:tab/>jmp<text:tab/>ptb</text:p>
      <text:p text:style-name="P4"><text:s/>00FA <text:s/>80 3E 0007 R 01<text:tab/><text:tab/>error3:<text:tab/>cmp<text:tab/>eflag,01</text:p>
      <text:p text:style-name="P4"><text:s/>00FF <text:s/>74 14<text:tab/><text:tab/><text:tab/><text:tab/>je<text:tab/>errora</text:p>
      <text:p text:style-name="P4"><text:s/>0101 <text:s/>80 3E 0007 R 02<text:tab/><text:tab/><text:tab/>cmp<text:tab/>eflag,02</text:p>
      <text:p text:style-name="P4"><text:s/>0106 <text:s/>74 13<text:tab/><text:tab/><text:tab/><text:tab/>je<text:tab/>errorb</text:p>
      <text:p text:style-name="P4"><text:s/>0108 <text:s/>80 3E 0007 R 0A<text:tab/><text:tab/><text:tab/>cmp<text:tab/>eflag,0Ah</text:p>
      <text:p text:style-name="P4"><text:s/>010D <text:s/>74 12<text:tab/><text:tab/><text:tab/><text:tab/>je<text:tab/>errorf</text:p>
      <text:p text:style-name="P4"><text:s/>010F <text:s/>C6 06 0007 R 04<text:tab/><text:tab/><text:tab/>mov<text:tab/>eflag,04h</text:p>
      <text:p text:style-name="P4"><text:s/>0114 <text:s/>C3<text:tab/><text:tab/><text:tab/><text:tab/>ret</text:p>
      <text:p text:style-name="P4"><text:s/>0115 <text:s/>C6 06 0007 R 0B<text:tab/><text:tab/>errora:<text:tab/>mov<text:tab/>eflag,0Bh</text:p>
      <text:p text:style-name="P4"><text:s/>011A <text:s/>C3<text:tab/><text:tab/><text:tab/><text:tab/>ret</text:p>
      <text:p text:style-name="P4"><text:s/>011B <text:s/>C6 06 0007 R 0C<text:tab/><text:tab/>errorb:<text:tab/>mov<text:tab/>eflag,0Ch</text:p>
      <text:p text:style-name="P4"><text:s/>0120 <text:s/>C3<text:tab/><text:tab/><text:tab/><text:tab/>ret</text:p>
      <text:p text:style-name="P4"><text:s/>0121 <text:s/>C6 06 0007 R FF<text:tab/><text:tab/>errorf:<text:tab/>mov<text:tab/>eflag,0ffh</text:p>
      <text:p text:style-name="P4"><text:s/>0126 <text:s/>C3<text:tab/><text:tab/><text:tab/><text:tab/>ret</text:p>
      <text:p text:style-name="P4"><text:s/>0127<text:tab/><text:tab/><text:tab/><text:tab/>eval<text:tab/>ENDP</text:p>
      <text:p text:style-name="P4"><text:tab/><text:tab/><text:tab/><text:tab/>;--------------------------</text:p>
      <text:p text:style-name="P4"><text:s/>0127<text:tab/><text:tab/><text:tab/><text:tab/>legend<text:tab/>PROC</text:p>
      <text:p text:style-name="P4"><text:s/>0127 <text:s/>8D 3E 00B3 R<text:tab/><text:tab/><text:tab/>lea<text:tab/>di,lmsg1<text:tab/>;this section prints out a little legend for the user</text:p>
      <text:p text:style-name="P4"><text:s/>012B <text:s/>9A ---- 0000 E<text:tab/><text:tab/><text:tab/>call<text:tab/>outstr</text:p>
      <text:p text:style-name="P4"><text:s/>0130 <text:s/>9A ---- 0000 E<text:tab/><text:tab/><text:tab/>call<text:tab/>newline</text:p>
      <text:p text:style-name="P4"><text:s/>0135 <text:s/>8D 3E 00C6 R<text:tab/><text:tab/><text:tab/>lea<text:tab/>di,lmsg2</text:p>
      <text:p text:style-name="P4"><text:s/>0139 <text:s/>9A ---- 0000 E<text:tab/><text:tab/><text:tab/>call<text:tab/>outstr</text:p>
      <text:p text:style-name="P4"><text:s/>013E <text:s/>9A ---- 0000 E<text:tab/><text:tab/><text:tab/>call<text:tab/>newline</text:p>
      <text:p text:style-name="P4"><text:s/>0143 <text:s/>8D 3E 00DC R<text:tab/><text:tab/><text:tab/>lea<text:tab/>di,lmsg3</text:p>
      <text:p text:style-name="P4"><text:s/>0147 <text:s/>9A ---- 0000 E<text:tab/><text:tab/><text:tab/>call<text:tab/>outstr</text:p>
      <text:p text:style-name="P4"><text:s/>014C <text:s/>9A ---- 0000 E<text:tab/><text:tab/><text:tab/>call<text:tab/>newline</text:p>
      <text:p text:style-name="P4"><text:s/>0151 <text:s/>8D 3E 00F2 R<text:tab/><text:tab/><text:tab/>lea<text:tab/>di,lmsg4</text:p>
      <text:p text:style-name="P4"><text:s/>0155 <text:s/>9A ---- 0000 E<text:tab/><text:tab/><text:tab/>call<text:tab/>outstr</text:p>
      <text:p text:style-name="P4"><text:s/>015A <text:s/>9A ---- 0000 E<text:tab/><text:tab/><text:tab/>call<text:tab/>newline</text:p>
      <text:p text:style-name="P4"><text:s/>015F <text:s/>8D 3E 0108 R<text:tab/><text:tab/><text:tab/>lea<text:tab/>di,lmsg5</text:p>
      <text:p text:style-name="P4"><text:s/>0163 <text:s/>9A ---- 0000 E<text:tab/><text:tab/><text:tab/>call<text:tab/>outstr</text:p>
      <text:p text:style-name="P4"><text:s/>0168 <text:s/>9A ---- 0000 E<text:tab/><text:tab/><text:tab/>call<text:tab/>newline</text:p>
      <text:p text:style-name="P4"><text:s/>016D <text:s/>8D 3E 0125 R<text:tab/><text:tab/><text:tab/>lea<text:tab/>di,lmsg6</text:p>
      <text:p text:style-name="P4"><text:s/>0171 <text:s/>9A ---- 0000 E<text:tab/><text:tab/><text:tab/>call<text:tab/>outstr</text:p>
      <text:p text:style-name="P4"><text:s/>0176 <text:s/>9A ---- 0000 E<text:tab/><text:tab/><text:tab/>call<text:tab/>newline</text:p>
      <text:p text:style-name="P4"><text:s/>017B <text:s/>8D 3E 0142 R<text:tab/><text:tab/><text:tab/>lea<text:tab/>di,lmsg7</text:p>
      <text:p text:style-name="P4"><text:s/>017F <text:s/>9A ---- 0000 E<text:tab/><text:tab/><text:tab/>call<text:tab/>outstr</text:p>
      <text:p text:style-name="P4"><text:s/>0184 <text:s/>9A ---- 0000 E<text:tab/><text:tab/><text:tab/>call<text:tab/>newline</text:p>
      <text:p text:style-name="P4"><text:s/>0189 <text:s/>8D 3E 015F R<text:tab/><text:tab/><text:tab/>lea<text:tab/>di,lmsg8</text:p>
      <text:p text:style-name="P4"><text:s/>018D <text:s/>9A ---- 0000 E<text:tab/><text:tab/><text:tab/>call<text:tab/>outstr</text:p>
      <text:p text:style-name="P4"><text:s/>0192 <text:s/>9A ---- 0000 E<text:tab/><text:tab/><text:tab/>call<text:tab/>newline<text:tab/><text:tab/>;all the way to here</text:p>
      <text:p text:style-name="P4"><text:s/>0197 <text:s/>C3<text:tab/><text:tab/><text:tab/><text:tab/>ret</text:p>
      <text:p text:style-name="P4"><text:s/>0198<text:tab/><text:tab/><text:tab/><text:tab/>legend<text:tab/>ENDP</text:p>
      <text:p text:style-name="P4"><text:tab/><text:tab/><text:tab/><text:tab/>;--------------------------</text:p>
      <text:p text:style-name="P4"><text:s/>0198<text:tab/><text:tab/><text:tab/><text:tab/>output<text:tab/>PROC</text:p>
      <text:p text:style-name="P4"><text:soft-page-break/><text:s/>0198 <text:s/>8D 3E 0178 R<text:tab/><text:tab/><text:tab/>lea<text:tab/>di,omsg1<text:tab/>;this shows Val A</text:p>
      <text:p text:style-name="P4"><text:s/>019C <text:s/>9A ---- 0000 E<text:tab/><text:tab/><text:tab/>call<text:tab/>outstr</text:p>
      <text:p text:style-name="P4"><text:s/>01A1 <text:s/>A1 0000 R<text:tab/><text:tab/><text:tab/>mov<text:tab/>ax,vala</text:p>
      <text:p text:style-name="P4"><text:s/>01A4 <text:s/>9A ---- 0000 E<text:tab/><text:tab/><text:tab/>call<text:tab/>outword</text:p>
      <text:p text:style-name="P4"><text:s/>01A9 <text:s/>A1 0002 R<text:tab/><text:tab/><text:tab/>mov<text:tab/>ax,vala+2</text:p>
      <text:p text:style-name="P4"><text:s/>01AC <text:s/>9A ---- 0000 E<text:tab/><text:tab/><text:tab/>call<text:tab/>outword<text:tab/><text:tab/>;all the way to here</text:p>
      <text:p text:style-name="P4"><text:s/>01B1 <text:s/>9A ---- 0000 E<text:tab/><text:tab/><text:tab/>call<text:tab/>newline</text:p>
      <text:p text:style-name="P4"><text:s/>01B6 <text:s/>8D 3E 0190 R<text:tab/><text:tab/><text:tab/>lea<text:tab/>di,omsg2<text:tab/>;this shows Val B</text:p>
      <text:p text:style-name="P4"><text:s/>01BA <text:s/>9A ---- 0000 E<text:tab/><text:tab/><text:tab/>call<text:tab/>outstr</text:p>
      <text:p text:style-name="P4"><text:s/>01BF <text:s/>A1 0004 R<text:tab/><text:tab/><text:tab/>mov<text:tab/>ax,valb</text:p>
      <text:p text:style-name="P4"><text:s/>01C2 <text:s/>9A ---- 0000 E<text:tab/><text:tab/><text:tab/>call<text:tab/>outword</text:p>
      <text:p text:style-name="P4"><text:s/>01C7 <text:s/>9A ---- 0000 E<text:tab/><text:tab/><text:tab/>call<text:tab/>newline<text:tab/><text:tab/>;up to here</text:p>
      <text:p text:style-name="P4"><text:s/>01CC <text:s/>8D 3E 01A8 R<text:tab/><text:tab/><text:tab/>lea<text:tab/>di,omsg3<text:tab/>;calling C</text:p>
      <text:p text:style-name="P4"><text:s/>01D0 <text:s/>9A ---- 0000 E<text:tab/><text:tab/><text:tab/>call<text:tab/>outstr</text:p>
      <text:p text:style-name="P4"><text:s/>01D5 <text:s/>A0 0006 R<text:tab/><text:tab/><text:tab/>mov<text:tab/>al,valc</text:p>
      <text:p text:style-name="P4"><text:s/>01D8 <text:s/>9A ---- 0000 E<text:tab/><text:tab/><text:tab/>call<text:tab/>outbyte</text:p>
      <text:p text:style-name="P4"><text:s/>01DD <text:s/>9A ---- 0000 E<text:tab/><text:tab/><text:tab/>call<text:tab/>newline<text:tab/><text:tab/>;up to here</text:p>
      <text:p text:style-name="P4"><text:s/>01E2 <text:s/>8D 3E 01C0 R<text:tab/><text:tab/><text:tab/>lea<text:tab/>di,omsg4<text:tab/>;and calling the eflag</text:p>
      <text:p text:style-name="P4"><text:s/>01E6 <text:s/>9A ---- 0000 E<text:tab/><text:tab/><text:tab/>call<text:tab/>outstr</text:p>
      <text:p text:style-name="P4"><text:s/>01EB <text:s/>A0 0007 R<text:tab/><text:tab/><text:tab/>mov<text:tab/>al,eflag</text:p>
      <text:p text:style-name="P4"><text:s/>01EE <text:s/>9A ---- 0000 E<text:tab/><text:tab/><text:tab/>call<text:tab/>outbyte</text:p>
      <text:p text:style-name="P4"><text:s/>01F3 <text:s/>9A ---- 0000 E<text:tab/><text:tab/><text:tab/>call<text:tab/>newline</text:p>
      <text:p text:style-name="P4"><text:s/>01F8 <text:s/>C3<text:tab/><text:tab/><text:tab/><text:tab/>ret</text:p>
      <text:p text:style-name="P4"><text:s/>01F9<text:tab/><text:tab/><text:tab/><text:tab/>output<text:tab/>ENDP</text:p>
      <text:p text:style-name="P4"><text:tab/><text:tab/><text:tab/><text:tab/>;-----------------------</text:p>
      <text:p text:style-name="P4"><text:s/>01F9<text:tab/><text:tab/><text:tab/><text:tab/>again<text:tab/>PROC</text:p>
      <text:p text:style-name="P4"><text:s/>01F9 <text:s/>9A ---- 0000 E<text:tab/><text:tab/>insert:<text:tab/>call<text:tab/>newline</text:p>
      <text:p text:style-name="P4"><text:s/>01FE <text:s/>8D 3E 01CF R<text:tab/><text:tab/><text:tab/>lea<text:tab/>di,amsg1</text:p>
      <text:p text:style-name="P4"><text:s/>0202 <text:s/>9A ---- 0000 E<text:tab/><text:tab/><text:tab/>call<text:tab/>outstr</text:p>
      <text:p text:style-name="P4"><text:s/>0207 <text:s/>9A ---- 0000 E<text:tab/><text:tab/><text:tab/>call<text:tab/>getc</text:p>
      <text:p text:style-name="P4"><text:s/>020C <text:s/>3C 4E<text:tab/><text:tab/><text:tab/><text:tab/>cmp<text:tab/>al,4eh</text:p>
      <text:p text:style-name="P4"><text:s/>020E <text:s/>74 17<text:tab/><text:tab/><text:tab/><text:tab/>je<text:tab/>shi</text:p>
      <text:p text:style-name="P4"><text:s/>0210 <text:s/>3C 59<text:tab/><text:tab/><text:tab/><text:tab/>cmp<text:tab/>al,59h</text:p>
      <text:p text:style-name="P4"><text:s/>0212 <text:s/>74 10<text:tab/><text:tab/><text:tab/><text:tab/>je<text:tab/>start</text:p>
      <text:p text:style-name="P4"><text:s/>0214 <text:s/>8D 3E 0207 R<text:tab/><text:tab/><text:tab/>lea<text:tab/>di,amsg2</text:p>
      <text:p text:style-name="P4"><text:s/>0218 <text:s/>9A ---- 0000 E<text:tab/><text:tab/><text:tab/>call<text:tab/>outstr</text:p>
      <text:p text:style-name="P4"><text:s/>021D <text:s/>9A ---- 0000 E<text:tab/><text:tab/><text:tab/>call<text:tab/>newline</text:p>
      <text:p text:style-name="P4"><text:s/>0222 <text:s/>EB D5<text:tab/><text:tab/><text:tab/><text:tab/>jmp<text:tab/>insert</text:p>
      <text:p text:style-name="P4"/>
      <text:p text:style-name="P4"><text:s/>0224 <text:s/>E8 FDD9<text:tab/><text:tab/><text:tab/>start:<text:tab/>call<text:tab/>main</text:p>
      <text:p text:style-name="P4"/>
      <text:p text:style-name="P4"><text:s/>0227 <text:s/>B8 4C00<text:tab/><text:tab/><text:tab/>shi:<text:tab/>mov<text:tab/>ax,4c00h</text:p>
      <text:p text:style-name="P4"><text:s/>022A <text:s/>CD 21<text:tab/><text:tab/><text:tab/><text:tab/>int<text:tab/>21h</text:p>
      <text:p text:style-name="P4"><text:s/>022C<text:tab/><text:tab/><text:tab/><text:tab/>again<text:tab/>ENDP</text:p>
      <text:p text:style-name="P4"/>
      <text:p text:style-name="P4"><text:s/>022C<text:tab/><text:tab/><text:tab/><text:tab/>code<text:tab/>ENDS</text:p>
      <text:p text:style-name="P4"/>
      <text:p text:style-name="P4"/>
      <text:p text:style-name="P4"/>
      <text:p text:style-name="P4"><text:soft-page-break/><text:s/>0000<text:tab/><text:tab/><text:tab/><text:tab/>data<text:tab/>SEGMENT</text:p>
      <text:p text:style-name="P4"><text:s/>0000 0000 0000<text:tab/><text:tab/><text:tab/>vala<text:tab/>dw<text:tab/>0,0</text:p>
      <text:p text:style-name="P4"><text:s/>0004 0000<text:tab/><text:tab/><text:tab/>valb<text:tab/>dw<text:tab/>0</text:p>
      <text:p text:style-name="P4"><text:s/>0006 00<text:tab/><text:tab/><text:tab/>valc<text:tab/>db<text:tab/>0</text:p>
      <text:p text:style-name="P4"><text:s/>0007 00<text:tab/><text:tab/><text:tab/>eflag<text:tab/>db<text:tab/>0</text:p>
      <text:p text:style-name="P4"><text:s/>0008 49 6E 70 75 74 20<text:tab/><text:tab/>msg1<text:tab/>db<text:tab/>"Input Value A &gt;&gt; ",04h</text:p>
      <text:p text:style-name="P4"><text:s text:c="7"/>56 61 6C 75 65 20</text:p>
      <text:p text:style-name="P4"><text:s text:c="7"/>41 20 3E 3E 20 04</text:p>
      <text:p text:style-name="P4"><text:s/>001A 49 6E 70 75 74 20<text:tab/><text:tab/>msg2<text:tab/>db<text:tab/>"Input Value B &gt;&gt; ",04h</text:p>
      <text:p text:style-name="P4"><text:s text:c="7"/>56 61 6C 75 65 20</text:p>
      <text:p text:style-name="P4"><text:s text:c="7"/>42 20 3E 3E 20 04</text:p>
      <text:p text:style-name="P4"><text:s/>002C 49 6E 70 75 74 20<text:tab/><text:tab/>msg3<text:tab/>db<text:tab/>"Input Value C &gt;&gt; ",04h</text:p>
      <text:p text:style-name="P4"><text:s text:c="7"/>56 61 6C 75 65 20</text:p>
      <text:p text:style-name="P4"><text:s text:c="7"/>43 20 3E 3E 20 04</text:p>
      <text:p text:style-name="P4"><text:s/>003E 52 61 6E 67 65 20<text:tab/><text:tab/>smsg1<text:tab/>db<text:tab/>"Range of A is, 0000 09C4h to 0002 AB98h unsigned",04</text:p>
      <text:p text:style-name="P4"><text:s text:c="7"/>6F 66 20 41 20 69</text:p>
      <text:p text:style-name="P4"><text:s text:c="7"/>73 2C 20 30 30 30</text:p>
      <text:p text:style-name="P4"><text:s text:c="7"/>30 20 30 39 43 34</text:p>
      <text:p text:style-name="P4"><text:s text:c="7"/>68 20 74 6F 20 30</text:p>
      <text:p text:style-name="P4"><text:s text:c="7"/>30 30 32 20 41 42</text:p>
      <text:p text:style-name="P4"><text:s text:c="7"/>39 38 68 20 75 6E</text:p>
      <text:p text:style-name="P4"><text:s text:c="7"/>73 69 67 6E 65 64</text:p>
      <text:p text:style-name="P4"><text:s text:c="7"/>04</text:p>
      <text:p text:style-name="P4"><text:s/>006F 52 61 6E 67 65 20<text:tab/><text:tab/>smsg2<text:tab/>db<text:tab/>"Range of B is, 00C8 to 61A8 unsigned",04</text:p>
      <text:p text:style-name="P4"><text:s text:c="7"/>6F 66 20 42 20 69</text:p>
      <text:p text:style-name="P4"><text:s text:c="7"/>73 2C 20 30 30 43</text:p>
      <text:p text:style-name="P4"><text:s text:c="7"/>38 20 74 6F 20 36</text:p>
      <text:p text:style-name="P4"><text:s text:c="7"/>31 41 38 20 75 6E</text:p>
      <text:p text:style-name="P4"><text:s text:c="7"/>73 69 67 6E 65 64</text:p>
      <text:p text:style-name="P4"><text:s text:c="7"/>04</text:p>
      <text:p text:style-name="P4"><text:s/>0094 52 61 6E 67 65 20<text:tab/><text:tab/>smsg3<text:tab/>db<text:tab/>"Range of A is, E0 to 63 Signed",04</text:p>
      <text:p text:style-name="P4"><text:s text:c="7"/>6F 66 20 41 20 69</text:p>
      <text:p text:style-name="P4"><text:s text:c="7"/>73 2C 20 45 30 20</text:p>
      <text:p text:style-name="P4"><text:s text:c="7"/>74 6F 20 36 33 20</text:p>
      <text:p text:style-name="P4"><text:s text:c="7"/>53 69 67 6E 65 64</text:p>
      <text:p text:style-name="P4"><text:s text:c="7"/>04</text:p>
      <text:p text:style-name="P4"><text:s/>00B3 2F 2F 2F 45 46 4C<text:tab/><text:tab/>lmsg1<text:tab/>db<text:tab/>"///EFLAG LEGEND\\\",04</text:p>
      <text:p text:style-name="P4"><text:s text:c="7"/>41 47 20 4C 45 47</text:p>
      <text:p text:style-name="P4"><text:s text:c="7"/>45 4E 44 5C 5C 5C</text:p>
      <text:p text:style-name="P4"><text:s text:c="7"/>04</text:p>
      <text:p text:style-name="P4"><text:s/>00C6 30 31 2C 20 41 20<text:tab/><text:tab/>lmsg2<text:tab/>db<text:tab/>"01, A is out of Range",04</text:p>
      <text:p text:style-name="P4"><text:s text:c="7"/>69 73 20 6F 75 74</text:p>
      <text:p text:style-name="P4"><text:s text:c="7"/>20 6F 66 20 52 61</text:p>
      <text:p text:style-name="P4"><text:s text:c="7"/>6E 67 65 04</text:p>
      <text:p text:style-name="P4"><text:s/>00DC 30 32 2C 20 42 20<text:tab/><text:tab/>lmsg3<text:tab/>db<text:tab/>"02, B is out of Range",04</text:p>
      <text:p text:style-name="P4"><text:s text:c="7"/>69 73 20 6F 75 74</text:p>
      <text:p text:style-name="P4"><text:s text:c="7"/>20 6F 66 20 52 61</text:p>
      <text:p text:style-name="P4"><text:s text:c="7"/>6E 67 65 04</text:p>
      <text:p text:style-name="P4"><text:soft-page-break/><text:s/>00F2 30 34 2C 20 43 20<text:tab/><text:tab/>lmsg4<text:tab/>db<text:tab/>"04, C is out of Range",04</text:p>
      <text:p text:style-name="P4"><text:s text:c="7"/>69 73 20 6F 75 74</text:p>
      <text:p text:style-name="P4"><text:s text:c="7"/>20 6F 66 20 52 61</text:p>
      <text:p text:style-name="P4"><text:s text:c="7"/>6E 67 65 04</text:p>
      <text:p text:style-name="P4"><text:s/>0108 30 41 2C 20 41 20<text:tab/><text:tab/>lmsg5<text:tab/>db<text:tab/>"0A, A and B are out of Range",04</text:p>
      <text:p text:style-name="P4"><text:s text:c="7"/>61 6E 64 20 42 20</text:p>
      <text:p text:style-name="P4"><text:s text:c="7"/>61 72 65 20 6F 75</text:p>
      <text:p text:style-name="P4"><text:s text:c="7"/>74 20 6F 66 20 52</text:p>
      <text:p text:style-name="P4"><text:s text:c="7"/>61 6E 67 65 04</text:p>
      <text:p text:style-name="P4"><text:s/>0125 30 42 2C 20 41 20<text:tab/><text:tab/>lmsg6<text:tab/>db<text:tab/>"0B, A and C are out of Range",04</text:p>
      <text:p text:style-name="P4"><text:s text:c="7"/>61 6E 64 20 43 20</text:p>
      <text:p text:style-name="P4"><text:s text:c="7"/>61 72 65 20 6F 75</text:p>
      <text:p text:style-name="P4"><text:s text:c="7"/>74 20 6F 66 20 52</text:p>
      <text:p text:style-name="P4"><text:s text:c="7"/>61 6E 67 65 04</text:p>
      <text:p text:style-name="P4"><text:s/>0142 30 43 2C 20 42 20<text:tab/><text:tab/>lmsg7<text:tab/>db<text:tab/>"0C, B and C are out of Range",04</text:p>
      <text:p text:style-name="P4"><text:s text:c="7"/>61 6E 64 20 43 20</text:p>
      <text:p text:style-name="P4"><text:s text:c="7"/>61 72 65 20 6F 75</text:p>
      <text:p text:style-name="P4"><text:s text:c="7"/>74 20 6F 66 20 52</text:p>
      <text:p text:style-name="P4"><text:s text:c="7"/>61 6E 67 65 04</text:p>
      <text:p text:style-name="P4"><text:s/>015F 46 46 2C 20 61 6C<text:tab/><text:tab/>lmsg8<text:tab/>db<text:tab/>"FF, all are out of Range",04</text:p>
      <text:p text:style-name="P4"><text:s text:c="7"/>6C 20 61 72 65 20</text:p>
      <text:p text:style-name="P4"><text:s text:c="7"/>6F 75 74 20 6F 66</text:p>
      <text:p text:style-name="P4"><text:s text:c="7"/>20 52 61 6E 67 65</text:p>
      <text:p text:style-name="P4"><text:s text:c="7"/>04</text:p>
      <text:p text:style-name="P4"><text:s/>0178 49 6E 70 75 74 65<text:tab/><text:tab/>omsg1<text:tab/>db<text:tab/>"Inputed Value for A &gt;&gt; ",04</text:p>
      <text:p text:style-name="P4"><text:s text:c="7"/>64 20 56 61 6C 75</text:p>
      <text:p text:style-name="P4"><text:s text:c="7"/>65 20 66 6F 72 20</text:p>
      <text:p text:style-name="P4"><text:s text:c="7"/>41 20 3E 3E 20 04</text:p>
      <text:p text:style-name="P4"><text:s/>0190 49 6E 70 75 74 65<text:tab/><text:tab/>omsg2<text:tab/>db<text:tab/>"Inputed Value for B &gt;&gt; ",04</text:p>
      <text:p text:style-name="P4"><text:s text:c="7"/>64 20 56 61 6C 75</text:p>
      <text:p text:style-name="P4"><text:s text:c="7"/>65 20 66 6F 72 20</text:p>
      <text:p text:style-name="P4"><text:s text:c="7"/>42 20 3E 3E 20 04</text:p>
      <text:p text:style-name="P4"><text:s/>01A8 49 6E 70 75 74 65<text:tab/><text:tab/>omsg3<text:tab/>db<text:tab/>"Inputed Value for C &gt;&gt; ",04</text:p>
      <text:p text:style-name="P4"><text:s text:c="7"/>64 20 56 61 6C 75</text:p>
      <text:p text:style-name="P4"><text:s text:c="7"/>65 20 66 6F 72 20</text:p>
      <text:p text:style-name="P4"><text:s text:c="7"/>43 20 3E 3E 20 04</text:p>
      <text:p text:style-name="P4"><text:s/>01C0 45 72 72 6F 72 20<text:tab/><text:tab/>omsg4<text:tab/>db<text:tab/>"Error Flag &gt;&gt; ",04h</text:p>
      <text:p text:style-name="P4"><text:s text:c="7"/>46 6C 61 67 20 3E</text:p>
      <text:p text:style-name="P4"><text:s text:c="7"/>3E 20 04</text:p>
      <text:p text:style-name="P4"><text:s/>01CF 44 6F 20 79 6F 75<text:tab/><text:tab/>amsg1<text:tab/>db<text:tab/>"Do you wish to evaluate some values again? (Y or N) &gt;&gt; ",04</text:p>
      <text:p text:style-name="P4"><text:s text:c="7"/>20 77 69 73 68 20</text:p>
      <text:p text:style-name="P4"><text:s text:c="7"/>74 6F 20 65 76 61</text:p>
      <text:p text:style-name="P4"><text:s text:c="7"/>6C 75 61 74 65 20</text:p>
      <text:p text:style-name="P4"><text:s text:c="7"/>73 6F 6D 65 20 76</text:p>
      <text:p text:style-name="P4"><text:s text:c="7"/>61 6C 75 65 73 20</text:p>
      <text:p text:style-name="P4"><text:s text:c="7"/>61 67 61 69 6E 3F</text:p>
      <text:p text:style-name="P4"><text:s text:c="7"/>20 28 59 20 6F 72</text:p>
      <text:p text:style-name="P4"><text:s text:c="7"/>20 4E 29 20 3E 3E</text:p>
      <text:p text:style-name="P4"><text:soft-page-break/><text:s text:c="7"/>20 04</text:p>
      <text:p text:style-name="P4"><text:s/>0207 43 6F 6D 65 20 41<text:tab/><text:tab/>amsg2<text:tab/>db<text:tab/>"Come Again?",04h</text:p>
      <text:p text:style-name="P4"><text:s text:c="7"/>67 61 69 6E 3F 04</text:p>
      <text:p text:style-name="P4"><text:s/>0213<text:tab/><text:tab/><text:tab/><text:tab/>data<text:tab/>ENDS</text:p>
      <text:p text:style-name="P4"/>
      <text:p text:style-name="P4"><text:s/>0000<text:tab/><text:tab/><text:tab/><text:tab/>stak<text:tab/>SEGMENT<text:tab/>STACK</text:p>
      <text:p text:style-name="P4"><text:s/>0000 <text:s/>0100 [<text:tab/><text:tab/><text:tab/><text:tab/>dw<text:tab/>256 dup (0)</text:p>
      <text:p text:style-name="P4"><text:s text:c="8"/>0000</text:p>
      <text:p text:style-name="P4"><text:s text:c="7"/>]</text:p>
      <text:p text:style-name="P4"><text:s/>0200<text:tab/><text:tab/><text:tab/><text:tab/>stak<text:tab/>ENDS</text:p>
      <text:p text:style-name="P4"/>
      <text:p text:style-name="P4"><text:tab/><text:tab/><text:tab/><text:tab/><text:tab/><text:tab/>END</text:p>
      <text:p text:style-name="P4"/>
      <text:p text:style-name="P4">Microsoft (R) Macro Assembler Version 6.11d<text:tab/><text:tab/> <text:s text:c="3"/>11/19/08 16:07:11</text:p>
      <text:p text:style-name="P4">1.asm<text:tab/><text:tab/><text:tab/><text:tab/><text:tab/><text:tab/><text:tab/> <text:s text:c="4"/>Symbols 2 - 1</text:p>
      <text:p text:style-name="P4"/>
      <text:p text:style-name="P4"/>
      <text:p text:style-name="P4"/>
      <text:p text:style-name="P4"/>
      <text:p text:style-name="P4">Segments and Groups:</text:p>
      <text:p text:style-name="P4"/>
      <text:p text:style-name="P4"><text:s text:c="16"/>N a m e <text:s text:c="16"/>Size <text:s text:c="4"/>Length <text:s text:c="2"/>Align <text:s text:c="2"/>Combine Class</text:p>
      <text:p text:style-name="P4"/>
      <text:p text:style-name="P4">code . . . . . . . . . . . . . .<text:tab/>16 Bit<text:tab/> 022C<text:tab/> <text:s/>Para<text:tab/> <text:s/>Private </text:p>
      <text:p text:style-name="P4">data . . . . . . . . . . . . . .<text:tab/>16 Bit<text:tab/> 0213<text:tab/> <text:s/>Para<text:tab/> <text:s/>Private </text:p>
      <text:p text:style-name="P4">stak . . . . . . . . . . . . . .<text:tab/>16 Bit<text:tab/> 0200<text:tab/> <text:s/>Para<text:tab/> <text:s/>Stack<text:tab/> <text:s/></text:p>
      <text:p text:style-name="P4"/>
      <text:p text:style-name="P4"/>
      <text:p text:style-name="P4">Procedures, <text:s/>parameters and locals:</text:p>
      <text:p text:style-name="P4"/>
      <text:p text:style-name="P4"><text:s text:c="16"/>N a m e <text:s text:c="16"/>Type <text:s text:c="4"/>Value <text:s text:c="3"/>Attr</text:p>
      <text:p text:style-name="P4"/>
      <text:p text:style-name="P4">again <text:s/>. . . . . . . . . . . . .<text:tab/>P Near<text:tab/> 01F9<text:tab/> <text:s/>code<text:tab/>Length= 0033 Public</text:p>
      <text:p text:style-name="P4"><text:s text:c="2"/>insert . . . . . . . . . . . .<text:tab/>L Near<text:tab/> 01F9<text:tab/> <text:s/>code<text:tab/></text:p>
      <text:p text:style-name="P4"><text:s text:c="2"/>start <text:s/>. . . . . . . . . . . .<text:tab/>L Near<text:tab/> 0224<text:tab/> <text:s/>code<text:tab/></text:p>
      <text:p text:style-name="P4"><text:s text:c="2"/>shi <text:s/>. . . . . . . . . . . . .<text:tab/>L Near<text:tab/> 0227<text:tab/> <text:s/>code<text:tab/></text:p>
      <text:p text:style-name="P4">eval . . . . . . . . . . . . . .<text:tab/>P Near<text:tab/> 00A8<text:tab/> <text:s/>code<text:tab/>Length= 007F Public</text:p>
      <text:p text:style-name="P4"><text:s text:c="2"/>pta <text:s/>. . . . . . . . . . . . .<text:tab/>L Near<text:tab/> 00BF<text:tab/> <text:s/>code<text:tab/></text:p>
      <text:p text:style-name="P4"><text:s text:c="2"/>ptb <text:s/>. . . . . . . . . . . . .<text:tab/>L Near<text:tab/> 00CF<text:tab/> <text:s/>code<text:tab/></text:p>
      <text:p text:style-name="P4"><text:s text:c="2"/>error <text:s/>. . . . . . . . . . . .<text:tab/>L Near<text:tab/> 00DE<text:tab/> <text:s/>code<text:tab/></text:p>
      <text:p text:style-name="P4"><text:s text:c="2"/>error2 . . . . . . . . . . . .<text:tab/>L Near<text:tab/> 00E5<text:tab/> <text:s/>code<text:tab/></text:p>
      <text:p text:style-name="P4"><text:s text:c="2"/>error2b <text:s/>. . . . . . . . . . .<text:tab/>L Near<text:tab/> 00F3<text:tab/> <text:s/>code<text:tab/></text:p>
      <text:p text:style-name="P4"><text:s text:c="2"/>error3 . . . . . . . . . . . .<text:tab/>L Near<text:tab/> 00FA<text:tab/> <text:s/>code<text:tab/></text:p>
      <text:p text:style-name="P4"><text:s text:c="2"/>errora . . . . . . . . . . . .<text:tab/>L Near<text:tab/> 0115<text:tab/> <text:s/>code<text:tab/></text:p>
      <text:p text:style-name="P4"><text:s text:c="2"/>errorb . . . . . . . . . . . .<text:tab/>L Near<text:tab/> 011B<text:tab/> <text:s/>code<text:tab/></text:p>
      <text:p text:style-name="P4"><text:s text:c="2"/>errorf . . . . . . . . . . . .<text:tab/>L Near<text:tab/> 0121<text:tab/> <text:s/>code<text:tab/></text:p>
      <text:p text:style-name="P4">greet <text:s/>. . . . . . . . . . . . .<text:tab/>P Near<text:tab/> 0021<text:tab/> <text:s/>code<text:tab/>Length= 003C Public</text:p>
      <text:p text:style-name="P4">iptval . . . . . . . . . . . . .<text:tab/>P Near<text:tab/> 005D<text:tab/> <text:s/>code<text:tab/>Length= 004B Public</text:p>
      <text:p text:style-name="P4">legend . . . . . . . . . . . . .<text:tab/>P Near<text:tab/> 0127<text:tab/> <text:s/>code<text:tab/>Length= 0071 Public</text:p>
      <text:p text:style-name="P4"><text:soft-page-break/>main . . . . . . . . . . . . . .<text:tab/>P Near<text:tab/> 0000<text:tab/> <text:s/>code<text:tab/>Length= 0021 Public</text:p>
      <text:p text:style-name="P4"><text:s text:c="2"/>init . . . . . . . . . . . . .<text:tab/>L Near<text:tab/> 0000<text:tab/> <text:s/>code<text:tab/></text:p>
      <text:p text:style-name="P4"><text:s text:c="2"/>start <text:s/>. . . . . . . . . . . .<text:tab/>L Near<text:tab/> 000A<text:tab/> <text:s/>code<text:tab/></text:p>
      <text:p text:style-name="P4"><text:s text:c="2"/>shi <text:s/>. . . . . . . . . . . . .<text:tab/>L Near<text:tab/> 001C<text:tab/> <text:s/>code<text:tab/></text:p>
      <text:p text:style-name="P4">output . . . . . . . . . . . . .<text:tab/>P Near<text:tab/> 0198<text:tab/> <text:s/>code<text:tab/>Length= 0061 Public</text:p>
      <text:p text:style-name="P4"/>
      <text:p text:style-name="P4"/>
      <text:p text:style-name="P4">Symbols:</text:p>
      <text:p text:style-name="P4"/>
      <text:p text:style-name="P4"><text:s text:c="16"/>N a m e <text:s text:c="16"/>Type <text:s text:c="4"/>Value <text:s text:c="3"/>Attr</text:p>
      <text:p text:style-name="P4"/>
      <text:p text:style-name="P4">amsg1 <text:s/>. . . . . . . . . . . . .<text:tab/>Byte<text:tab/> 01CF<text:tab/> <text:s/>data<text:tab/></text:p>
      <text:p text:style-name="P4">amsg2 <text:s/>. . . . . . . . . . . . .<text:tab/>Byte<text:tab/> 0207<text:tab/> <text:s/>data<text:tab/></text:p>
      <text:p text:style-name="P4">eflag <text:s/>. . . . . . . . . . . . .<text:tab/>Byte<text:tab/> 0007<text:tab/> <text:s/>data<text:tab/></text:p>
      <text:p text:style-name="P4">getbyte <text:s/>. . . . . . . . . . . .<text:tab/>L Far<text:tab/> 0000<text:tab/> <text:s/>External</text:p>
      <text:p text:style-name="P4">getc . . . . . . . . . . . . . .<text:tab/>L Far<text:tab/> 0000<text:tab/> <text:s/>External</text:p>
      <text:p text:style-name="P4">getword <text:s/>. . . . . . . . . . . .<text:tab/>L Far<text:tab/> 0000<text:tab/> <text:s/>External</text:p>
      <text:p text:style-name="P4">lmsg1 <text:s/>. . . . . . . . . . . . .<text:tab/>Byte<text:tab/> 00B3<text:tab/> <text:s/>data<text:tab/></text:p>
      <text:p text:style-name="P4">lmsg2 <text:s/>. . . . . . . . . . . . .<text:tab/>Byte<text:tab/> 00C6<text:tab/> <text:s/>data<text:tab/></text:p>
      <text:p text:style-name="P4">lmsg3 <text:s/>. . . . . . . . . . . . .<text:tab/>Byte<text:tab/> 00DC<text:tab/> <text:s/>data<text:tab/></text:p>
      <text:p text:style-name="P4">lmsg4 <text:s/>. . . . . . . . . . . . .<text:tab/>Byte<text:tab/> 00F2<text:tab/> <text:s/>data<text:tab/></text:p>
      <text:p text:style-name="P4">lmsg5 <text:s/>. . . . . . . . . . . . .<text:tab/>Byte<text:tab/> 0108<text:tab/> <text:s/>data<text:tab/></text:p>
      <text:p text:style-name="P4">lmsg6 <text:s/>. . . . . . . . . . . . .<text:tab/>Byte<text:tab/> 0125<text:tab/> <text:s/>data<text:tab/></text:p>
      <text:p text:style-name="P4">lmsg7 <text:s/>. . . . . . . . . . . . .<text:tab/>Byte<text:tab/> 0142<text:tab/> <text:s/>data<text:tab/></text:p>
      <text:p text:style-name="P4">lmsg8 <text:s/>. . . . . . . . . . . . .<text:tab/>Byte<text:tab/> 015F<text:tab/> <text:s/>data<text:tab/></text:p>
      <text:p text:style-name="P4">msg1 . . . . . . . . . . . . . .<text:tab/>Byte<text:tab/> 0008<text:tab/> <text:s/>data<text:tab/></text:p>
      <text:p text:style-name="P4">msg2 . . . . . . . . . . . . . .<text:tab/>Byte<text:tab/> 001A<text:tab/> <text:s/>data<text:tab/></text:p>
      <text:p text:style-name="P4">msg3 . . . . . . . . . . . . . .<text:tab/>Byte<text:tab/> 002C<text:tab/> <text:s/>data<text:tab/></text:p>
      <text:p text:style-name="P4">newline <text:s/>. . . . . . . . . . . .<text:tab/>L Far<text:tab/> 0000<text:tab/> <text:s/>External</text:p>
      <text:p text:style-name="P4">omsg1 <text:s/>. . . . . . . . . . . . .<text:tab/>Byte<text:tab/> 0178<text:tab/> <text:s/>data<text:tab/></text:p>
      <text:p text:style-name="P4">omsg2 <text:s/>. . . . . . . . . . . . .<text:tab/>Byte<text:tab/> 0190<text:tab/> <text:s/>data<text:tab/></text:p>
      <text:p text:style-name="P4">omsg3 <text:s/>. . . . . . . . . . . . .<text:tab/>Byte<text:tab/> 01A8<text:tab/> <text:s/>data<text:tab/></text:p>
      <text:p text:style-name="P4">omsg4 <text:s/>. . . . . . . . . . . . .<text:tab/>Byte<text:tab/> 01C0<text:tab/> <text:s/>data<text:tab/></text:p>
      <text:p text:style-name="P4">outbyte <text:s/>. . . . . . . . . . . .<text:tab/>L Far<text:tab/> 0000<text:tab/> <text:s/>External</text:p>
      <text:p text:style-name="P4">outstr . . . . . . . . . . . . .<text:tab/>L Far<text:tab/> 0000<text:tab/> <text:s/>External</text:p>
      <text:p text:style-name="P4">outword <text:s/>. . . . . . . . . . . .<text:tab/>L Far<text:tab/> 0000<text:tab/> <text:s/>External</text:p>
      <text:p text:style-name="P4">smsg1 <text:s/>. . . . . . . . . . . . .<text:tab/>Byte<text:tab/> 003E<text:tab/> <text:s/>data<text:tab/></text:p>
      <text:p text:style-name="P4">smsg2 <text:s/>. . . . . . . . . . . . .<text:tab/>Byte<text:tab/> 006F<text:tab/> <text:s/>data<text:tab/></text:p>
      <text:p text:style-name="P4">smsg3 <text:s/>. . . . . . . . . . . . .<text:tab/>Byte<text:tab/> 0094<text:tab/> <text:s/>data<text:tab/></text:p>
      <text:p text:style-name="P4">vala . . . . . . . . . . . . . .<text:tab/>Word<text:tab/> 0000<text:tab/> <text:s/>data<text:tab/></text:p>
      <text:p text:style-name="P4">valb . . . . . . . . . . . . . .<text:tab/>Word<text:tab/> 0004<text:tab/> <text:s/>data<text:tab/></text:p>
      <text:p text:style-name="P4">valc . . . . . . . . . . . . . .<text:tab/>Byte<text:tab/> 0006<text:tab/> <text:s/>data<text:tab/></text:p>
      <text:p text:style-name="P4"/>
      <text:p text:style-name="P4"><text:tab/> <text:s text:c="2"/>0 Warnings</text:p>
      <text:p text:style-name="P4"><text:tab/> <text:s text:c="2"/>0 Errors</text:p>
      <text:p text:style-name="P4"/>
      <text:p text:style-name="P4"/>
      <text:p text:style-name="P4"/>
      <text:p text:style-name="P4"/>
      <text:p text:style-name="P2"><text:soft-page-break/>3. Step 2</text:p>
      <text:p text:style-name="P2">3.1 Source Code</text:p>
      <text:p text:style-name="P2"/>
      <text:p text:style-name="P1">; PROGRAM: 2.ASM</text:p>
      <text:p text:style-name="P1">;</text:p>
      <text:p text:style-name="P1">; AUTHOR: Calvin O. Ference</text:p>
      <text:p text:style-name="P1">;</text:p>
      <text:p text:style-name="P1">; DESCRIPTION: <text:s/>Subroutines thingy</text:p>
      <text:p text:style-name="P1">; </text:p>
      <text:p text:style-name="P1">; </text:p>
      <text:p text:style-name="P1"/>
      <text:p text:style-name="P1"><text:s text:c="8"/>ASSUME<text:tab/>cs:code, ds:data, ss:stak</text:p>
      <text:p text:style-name="P1"><text:tab/>EXTRN<text:tab/>outword:FAR, outstr:FAR, getc:FAR, outc:FAR, newline:FAR</text:p>
      <text:p text:style-name="P1"><text:tab/></text:p>
      <text:p text:style-name="P1">code <text:s text:c="3"/>SEGMENT</text:p>
      <text:p text:style-name="P1">main<text:tab/>PROC</text:p>
      <text:p text:style-name="P1">init:<text:tab/>mov<text:tab/>ax,data</text:p>
      <text:p text:style-name="P1"><text:tab/>mov<text:tab/>ds,ax</text:p>
      <text:p text:style-name="P1"><text:tab/>mov<text:tab/>ax,0</text:p>
      <text:p text:style-name="P1"><text:tab/>mov<text:tab/>bx,0</text:p>
      <text:p text:style-name="P1"><text:tab/>mov<text:tab/>cx,0</text:p>
      <text:p text:style-name="P1"><text:tab/>mov<text:tab/>dx,0</text:p>
      <text:p text:style-name="P1"/>
      <text:p text:style-name="P1">start:<text:tab/>call<text:tab/>input</text:p>
      <text:p text:style-name="P1"><text:tab/>mov<text:tab/>cnt,cx<text:tab/><text:tab/>;saving this value for further usage</text:p>
      <text:p text:style-name="P1"><text:tab/>call<text:tab/>upper</text:p>
      <text:p text:style-name="P1"><text:tab/>mov<text:tab/>cx,cnt<text:tab/><text:tab/>;resseting my cnt for next part</text:p>
      <text:p text:style-name="P1"><text:tab/>call<text:tab/>lower</text:p>
      <text:p text:style-name="P1"><text:tab/>mov<text:tab/>cx,cnt<text:tab/><text:tab/>;again as above</text:p>
      <text:p text:style-name="P1"><text:tab/>call<text:tab/>numeric</text:p>
      <text:p text:style-name="P1"><text:tab/>mov<text:tab/>cx,cnt<text:tab/><text:tab/>;again</text:p>
      <text:p text:style-name="P1"><text:tab/>call<text:tab/>nonalpha</text:p>
      <text:p text:style-name="P1"><text:tab/>call<text:tab/>output</text:p>
      <text:p text:style-name="P1">main<text:tab/>ENDP</text:p>
      <text:p text:style-name="P1">;-----------------------------</text:p>
      <text:p text:style-name="P1">input<text:tab/>PROC</text:p>
      <text:p text:style-name="P1"><text:tab/>lea<text:tab/>si,stri<text:tab/><text:tab/>;this is where i'll write my string into</text:p>
      <text:p text:style-name="P1"><text:tab/>lea<text:tab/>di,imsg1</text:p>
      <text:p text:style-name="P1"><text:tab/>call<text:tab/>outstr</text:p>
      <text:p text:style-name="P1"><text:tab/>call<text:tab/>newline</text:p>
      <text:p text:style-name="P1"><text:tab/>lea<text:tab/>di,imsg2</text:p>
      <text:p text:style-name="P1"><text:tab/>call<text:tab/>outstr</text:p>
      <text:p text:style-name="P1"><text:tab/>call<text:tab/>newline</text:p>
      <text:p text:style-name="P1"><text:tab/>call<text:tab/>newline</text:p>
      <text:p text:style-name="P1"><text:tab/>lea<text:tab/>di,imsg3</text:p>
      <text:p text:style-name="P1"><text:tab/>call<text:tab/>outstr</text:p>
      <text:p text:style-name="P1"><text:tab/>call<text:tab/>newline</text:p>
      <text:p text:style-name="P1">inp:<text:tab/>call<text:tab/>getc</text:p>
      <text:p text:style-name="P1"><text:tab/>cmp<text:tab/>al,0dh</text:p>
      <text:p text:style-name="P1"><text:soft-page-break/><text:tab/>je<text:tab/>next<text:tab/><text:tab/>;this is the break thingy</text:p>
      <text:p text:style-name="P1"><text:tab/>mov<text:tab/>[si],al</text:p>
      <text:p text:style-name="P1"><text:tab/>inc<text:tab/>si</text:p>
      <text:p text:style-name="P1"><text:tab/>inc<text:tab/>cx<text:tab/><text:tab/>;my counter</text:p>
      <text:p text:style-name="P1"><text:tab/>jmp<text:tab/>inp</text:p>
      <text:p text:style-name="P1">next:<text:tab/>ret</text:p>
      <text:p text:style-name="P1">input<text:tab/>ENDP</text:p>
      <text:p text:style-name="P1">;------------------------------------</text:p>
      <text:p text:style-name="P1">upper<text:tab/>PROC</text:p>
      <text:p text:style-name="P1"><text:tab/>lea<text:tab/>si,stri<text:tab/><text:tab/>;pointing for eval</text:p>
      <text:p text:style-name="P1"><text:tab/>mov<text:tab/>bx,0ah</text:p>
      <text:p text:style-name="P1">pta:<text:tab/>mov<text:tab/>ax,0</text:p>
      <text:p text:style-name="P1"><text:tab/>mov<text:tab/>al,[si]</text:p>
      <text:p text:style-name="P1"><text:tab/>cmp<text:tab/>al,41h</text:p>
      <text:p text:style-name="P1"><text:tab/>jb<text:tab/>skip</text:p>
      <text:p text:style-name="P1"><text:tab/>cmp<text:tab/>al,5ah</text:p>
      <text:p text:style-name="P1"><text:tab/>ja<text:tab/>skip</text:p>
      <text:p text:style-name="P1"><text:tab/>inc<text:tab/>bx<text:tab/><text:tab/>;this is counting <text:s/>uppercase chars</text:p>
      <text:p text:style-name="P1"><text:tab/>dec<text:tab/>cx<text:tab/><text:tab/>;counting counting... yeah</text:p>
      <text:p text:style-name="P1"><text:tab/>cmp<text:tab/>cx,0</text:p>
      <text:p text:style-name="P1"><text:tab/>je<text:tab/>done</text:p>
      <text:p text:style-name="P1"><text:tab/>jmp<text:tab/>pta</text:p>
      <text:p text:style-name="P1">skip:<text:tab/>dec<text:tab/>cx</text:p>
      <text:p text:style-name="P1"><text:tab/>cmp<text:tab/>cx,0</text:p>
      <text:p text:style-name="P1"><text:tab/>je<text:tab/>done</text:p>
      <text:p text:style-name="P1"><text:tab/>jmp<text:tab/>pta</text:p>
      <text:p text:style-name="P1">done:<text:tab/>mov<text:tab/>up,bx</text:p>
      <text:p text:style-name="P1"><text:tab/>ret</text:p>
      <text:p text:style-name="P1">upper<text:tab/>ENDP</text:p>
      <text:p text:style-name="P1">;------------------------------------</text:p>
      <text:p text:style-name="P1">lower<text:tab/>PROC</text:p>
      <text:p text:style-name="P1"><text:tab/>lea<text:tab/>si,stri<text:tab/><text:tab/>;pointing for eval</text:p>
      <text:p text:style-name="P1"><text:tab/>mov<text:tab/>bx,0</text:p>
      <text:p text:style-name="P1">pta:<text:tab/>mov<text:tab/>ax,0</text:p>
      <text:p text:style-name="P1"><text:tab/>mov<text:tab/>al,[si]</text:p>
      <text:p text:style-name="P1"><text:tab/>cmp<text:tab/>al,61h</text:p>
      <text:p text:style-name="P1"><text:tab/>jb<text:tab/>skip</text:p>
      <text:p text:style-name="P1"><text:tab/>cmp<text:tab/>al,7ah</text:p>
      <text:p text:style-name="P1"><text:tab/>ja<text:tab/>skip</text:p>
      <text:p text:style-name="P1"><text:tab/>inc<text:tab/>bx<text:tab/><text:tab/>;this is counting <text:s/>lowercase chars</text:p>
      <text:p text:style-name="P1"><text:tab/>dec<text:tab/>cx<text:tab/><text:tab/>;counting counting... yeah</text:p>
      <text:p text:style-name="P1"><text:tab/>cmp<text:tab/>cx,0</text:p>
      <text:p text:style-name="P1"><text:tab/>je<text:tab/>done</text:p>
      <text:p text:style-name="P1"><text:tab/>jmp<text:tab/>pta</text:p>
      <text:p text:style-name="P1">skip:<text:tab/>dec<text:tab/>cx</text:p>
      <text:p text:style-name="P1"><text:tab/>cmp<text:tab/>cx,0</text:p>
      <text:p text:style-name="P1"><text:tab/>je<text:tab/>done</text:p>
      <text:p text:style-name="P1"><text:tab/>jmp<text:tab/>pta</text:p>
      <text:p text:style-name="P1">done:<text:tab/>mov<text:tab/>lowe,bx</text:p>
      <text:p text:style-name="P1"><text:soft-page-break/><text:tab/>ret</text:p>
      <text:p text:style-name="P1">lower<text:tab/>ENDP</text:p>
      <text:p text:style-name="P1">;-------------------------------------</text:p>
      <text:p text:style-name="P1">numeric<text:tab/>PROC</text:p>
      <text:p text:style-name="P1"><text:tab/>lea<text:tab/>si,stri<text:tab/><text:tab/>;pointing for eval</text:p>
      <text:p text:style-name="P1"><text:tab/>mov<text:tab/>bx,0</text:p>
      <text:p text:style-name="P1">pta:<text:tab/>mov<text:tab/>ax,0</text:p>
      <text:p text:style-name="P1"><text:tab/>mov<text:tab/>al,[si]</text:p>
      <text:p text:style-name="P1"><text:tab/>cmp<text:tab/>al,30h</text:p>
      <text:p text:style-name="P1"><text:tab/>jb<text:tab/>skip</text:p>
      <text:p text:style-name="P1"><text:tab/>cmp<text:tab/>al,39h</text:p>
      <text:p text:style-name="P1"><text:tab/>ja<text:tab/>skip</text:p>
      <text:p text:style-name="P1"><text:tab/>inc<text:tab/>bx<text:tab/><text:tab/>;this is counting <text:s/>numerics chars</text:p>
      <text:p text:style-name="P1"><text:tab/>dec<text:tab/>cx<text:tab/><text:tab/>;counting counting... yeah</text:p>
      <text:p text:style-name="P1"><text:tab/>cmp<text:tab/>cx,0</text:p>
      <text:p text:style-name="P1"><text:tab/>je<text:tab/>done</text:p>
      <text:p text:style-name="P1"><text:tab/>jmp<text:tab/>pta</text:p>
      <text:p text:style-name="P1">skip:<text:tab/>dec<text:tab/>cx</text:p>
      <text:p text:style-name="P1"><text:tab/>cmp<text:tab/>cx,0</text:p>
      <text:p text:style-name="P1"><text:tab/>je<text:tab/>done</text:p>
      <text:p text:style-name="P1"><text:tab/>jmp<text:tab/>pta</text:p>
      <text:p text:style-name="P1">done:<text:tab/>mov<text:tab/>nume,bx</text:p>
      <text:p text:style-name="P1"><text:tab/>ret</text:p>
      <text:p text:style-name="P1">numeric<text:tab/>ENDP</text:p>
      <text:p text:style-name="P1">;------------------------------------</text:p>
      <text:p text:style-name="P1">nonalpha<text:tab/>PROC</text:p>
      <text:p text:style-name="P1"><text:tab/>lea<text:tab/>si,stri<text:tab/><text:tab/>;pointing for eval</text:p>
      <text:p text:style-name="P1"><text:tab/>mov<text:tab/>bx,0</text:p>
      <text:p text:style-name="P1">pta:<text:tab/>cmp<text:tab/>cx,0</text:p>
      <text:p text:style-name="P1"><text:tab/>je<text:tab/>done</text:p>
      <text:p text:style-name="P1"><text:tab/>mov<text:tab/>ax,0</text:p>
      <text:p text:style-name="P1"><text:tab/>mov<text:tab/>al,[si]</text:p>
      <text:p text:style-name="P1"><text:tab/>cmp<text:tab/>al,30h</text:p>
      <text:p text:style-name="P1"><text:tab/>jb<text:tab/>safe</text:p>
      <text:p text:style-name="P1"><text:tab/>cmp<text:tab/>al,39h</text:p>
      <text:p text:style-name="P1"><text:tab/>jb<text:tab/>skip</text:p>
      <text:p text:style-name="P1"><text:tab/>cmp<text:tab/>al,41h</text:p>
      <text:p text:style-name="P1"><text:tab/>jb<text:tab/>safe</text:p>
      <text:p text:style-name="P1"><text:tab/>cmp<text:tab/>al,5bh</text:p>
      <text:p text:style-name="P1"><text:tab/>jb<text:tab/>skip</text:p>
      <text:p text:style-name="P1"><text:tab/>cmp<text:tab/>al,61h</text:p>
      <text:p text:style-name="P1"><text:tab/>jb<text:tab/>safe</text:p>
      <text:p text:style-name="P1"><text:tab/>cmp<text:tab/>al,7bh</text:p>
      <text:p text:style-name="P1"><text:tab/>jb<text:tab/>skip</text:p>
      <text:p text:style-name="P1"><text:tab/>inc<text:tab/>bx</text:p>
      <text:p text:style-name="P1"><text:tab/>dec<text:tab/>cx</text:p>
      <text:p text:style-name="P1"><text:tab/>jmp<text:tab/>pta</text:p>
      <text:p text:style-name="P1">safe:<text:tab/>dec<text:tab/>cx</text:p>
      <text:p text:style-name="P1"><text:tab/>inc<text:tab/>bx</text:p>
      <text:p text:style-name="P1"><text:soft-page-break/><text:tab/>jmp<text:tab/>pta</text:p>
      <text:p text:style-name="P1"/>
      <text:p text:style-name="P1">skip:<text:tab/>dec<text:tab/>cx</text:p>
      <text:p text:style-name="P1"><text:tab/>cmp<text:tab/>cx,0</text:p>
      <text:p text:style-name="P1"><text:tab/>je<text:tab/>done</text:p>
      <text:p text:style-name="P1"><text:tab/>jmp<text:tab/>pta</text:p>
      <text:p text:style-name="P1">done:<text:tab/>mov<text:tab/>nonal,bx</text:p>
      <text:p text:style-name="P1"><text:tab/>ret</text:p>
      <text:p text:style-name="P1">nonalpha<text:tab/>ENDP</text:p>
      <text:p text:style-name="P1">;------------------------------------</text:p>
      <text:p text:style-name="P1">output<text:tab/>PROC</text:p>
      <text:p text:style-name="P1"><text:tab/>lea<text:tab/>di,omsg1</text:p>
      <text:p text:style-name="P1"><text:tab/>call<text:tab/>outstr</text:p>
      <text:p text:style-name="P1"><text:tab/>call<text:tab/>newline</text:p>
      <text:p text:style-name="P1"><text:tab/>;need to add entered string here thingy</text:p>
      <text:p text:style-name="P1"><text:tab/>lea<text:tab/>di,omsg2</text:p>
      <text:p text:style-name="P1"><text:tab/>call<text:tab/>outstr</text:p>
      <text:p text:style-name="P1"><text:tab/>mov<text:tab/>ax,up</text:p>
      <text:p text:style-name="P1"><text:tab/>call<text:tab/>outword</text:p>
      <text:p text:style-name="P1"><text:tab/>call<text:tab/>newline</text:p>
      <text:p text:style-name="P1"><text:tab/>lea<text:tab/>di,omsg3</text:p>
      <text:p text:style-name="P1"><text:tab/>call<text:tab/>outstr</text:p>
      <text:p text:style-name="P1"><text:tab/>mov<text:tab/>ax,lowe</text:p>
      <text:p text:style-name="P1"><text:tab/>call<text:tab/>outword</text:p>
      <text:p text:style-name="P1"><text:tab/>call<text:tab/>newline</text:p>
      <text:p text:style-name="P1"><text:tab/>lea<text:tab/>di,omsg4</text:p>
      <text:p text:style-name="P1"><text:tab/>call<text:tab/>outstr</text:p>
      <text:p text:style-name="P1"><text:tab/>mov<text:tab/>ax,nume</text:p>
      <text:p text:style-name="P1"><text:tab/>call<text:tab/>outword</text:p>
      <text:p text:style-name="P1"><text:tab/>call<text:tab/>newline</text:p>
      <text:p text:style-name="P1"><text:tab/>lea<text:tab/>di,omsg5</text:p>
      <text:p text:style-name="P1"><text:tab/>call<text:tab/>outstr</text:p>
      <text:p text:style-name="P1"><text:tab/>mov<text:tab/>ax,nonal</text:p>
      <text:p text:style-name="P1"><text:tab/>call<text:tab/>outword</text:p>
      <text:p text:style-name="P1"><text:tab/>call<text:tab/>newline</text:p>
      <text:p text:style-name="P1"/>
      <text:p text:style-name="P1">shi:<text:tab/>mov<text:tab/>ax,4c00h</text:p>
      <text:p text:style-name="P1"><text:tab/>int<text:tab/>21h</text:p>
      <text:p text:style-name="P1">output<text:tab/>ENDP</text:p>
      <text:p text:style-name="P1"/>
      <text:p text:style-name="P1">code<text:tab/>ENDS</text:p>
      <text:p text:style-name="P1"/>
      <text:p text:style-name="P1"/>
      <text:p text:style-name="P1"/>
      <text:p text:style-name="P1">data<text:tab/>SEGMENT</text:p>
      <text:p text:style-name="P1">stri<text:tab/>db<text:tab/>1024 dup (0)</text:p>
      <text:p text:style-name="P1">cnt<text:tab/>dw<text:tab/>0</text:p>
      <text:p text:style-name="P1">up<text:tab/>dw<text:tab/>0</text:p>
      <text:p text:style-name="P1">lowe<text:tab/>dw<text:tab/>0</text:p>
      <text:p text:style-name="P1"><text:soft-page-break/>nume<text:tab/>dw<text:tab/>0</text:p>
      <text:p text:style-name="P1">nonal<text:tab/>dw<text:tab/>0</text:p>
      <text:p text:style-name="P1">imsg1<text:tab/>db<text:tab/>"String Analyzer 1.0",04</text:p>
      <text:p text:style-name="P1">imsg2<text:tab/>db<text:tab/>"by Calvin O. Ference",04</text:p>
      <text:p text:style-name="P1">imsg3<text:tab/>db<text:tab/>"Enter a line of input",04</text:p>
      <text:p text:style-name="P1">omsg1<text:tab/>db<text:tab/>"Entered string: ",04</text:p>
      <text:p text:style-name="P1">omsg2<text:tab/>db<text:tab/>"Contains: ",04h</text:p>
      <text:p text:style-name="P1">omsg3<text:tab/>db<text:tab/>"# of Uppercase characters = ",04</text:p>
      <text:p text:style-name="P1">omsg4<text:tab/>db<text:tab/>"# of Lowercase characters = ",04</text:p>
      <text:p text:style-name="P1">omsg5<text:tab/>db<text:tab/>"# of Numeric characters = ",04</text:p>
      <text:p text:style-name="P1">omsg6<text:tab/>db<text:tab/>"# of Non-alphabetic characters = ",04</text:p>
      <text:p text:style-name="P1">data<text:tab/>ENDS</text:p>
      <text:p text:style-name="P1"/>
      <text:p text:style-name="P1">stak<text:tab/>SEGMENT<text:tab/>STACK</text:p>
      <text:p text:style-name="P1"><text:tab/>dw<text:tab/>256 dup (0)</text:p>
      <text:p text:style-name="P1">stak<text:tab/>ENDS</text:p>
      <text:p text:style-name="P1"/>
      <text:p text:style-name="P1"><text:tab/><text:tab/>END</text:p>
      <text:p text:style-name="P1"/>
      <text:p text:style-name="P2">3.2 List File</text:p>
      <text:p text:style-name="P1"/>
      <text:p text:style-name="P1">Microsoft (R) Macro Assembler Version 6.11d<text:tab/><text:tab/> <text:s text:c="3"/>11/25/08 11:46:43</text:p>
      <text:p text:style-name="P1">2.asm<text:tab/><text:tab/><text:tab/><text:tab/><text:tab/><text:tab/><text:tab/> <text:s text:c="4"/>Page 1 - 1</text:p>
      <text:p text:style-name="P1"/>
      <text:p text:style-name="P1"/>
      <text:p text:style-name="P1"><text:tab/><text:tab/><text:tab/><text:tab/>; PROGRAM: 2.ASM</text:p>
      <text:p text:style-name="P1"><text:tab/><text:tab/><text:tab/><text:tab/>;</text:p>
      <text:p text:style-name="P1"><text:tab/><text:tab/><text:tab/><text:tab/>; AUTHOR: Calvin O. Ference</text:p>
      <text:p text:style-name="P1"><text:tab/><text:tab/><text:tab/><text:tab/>;</text:p>
      <text:p text:style-name="P1"><text:tab/><text:tab/><text:tab/><text:tab/>; DESCRIPTION: <text:s/>Subroutines thingy</text:p>
      <text:p text:style-name="P1"><text:tab/><text:tab/><text:tab/><text:tab/>; </text:p>
      <text:p text:style-name="P1"><text:tab/><text:tab/><text:tab/><text:tab/>; </text:p>
      <text:p text:style-name="P1"/>
      <text:p text:style-name="P1"><text:tab/><text:tab/><text:tab/><text:tab/> <text:s text:c="7"/>ASSUME<text:tab/>cs:code, ds:data, ss:stak</text:p>
      <text:p text:style-name="P1"><text:tab/><text:tab/><text:tab/><text:tab/><text:tab/>EXTRN<text:tab/>outword:FAR, outstr:FAR, getc:FAR, outc:FAR, newline:FAR</text:p>
      <text:p text:style-name="P1"><text:tab/><text:tab/><text:tab/><text:tab/><text:tab/></text:p>
      <text:p text:style-name="P1"><text:s/>0000<text:tab/><text:tab/><text:tab/><text:tab/>code <text:s text:c="3"/>SEGMENT</text:p>
      <text:p text:style-name="P1"><text:s/>0000<text:tab/><text:tab/><text:tab/><text:tab/>main<text:tab/>PROC</text:p>
      <text:p text:style-name="P1"><text:s/>0000 <text:s/>B8 ---- R<text:tab/><text:tab/>init:<text:tab/>mov<text:tab/>ax,data</text:p>
      <text:p text:style-name="P1"><text:s/>0003 <text:s/>8E D8<text:tab/><text:tab/><text:tab/><text:tab/>mov<text:tab/>ds,ax</text:p>
      <text:p text:style-name="P1"><text:s/>0005 <text:s/>B8 0000<text:tab/><text:tab/><text:tab/><text:tab/>mov<text:tab/>ax,0</text:p>
      <text:p text:style-name="P1"><text:s/>0008 <text:s/>BB 0000<text:tab/><text:tab/><text:tab/><text:tab/>mov<text:tab/>bx,0</text:p>
      <text:p text:style-name="P1"><text:s/>000B <text:s/>B9 0000<text:tab/><text:tab/><text:tab/><text:tab/>mov<text:tab/>cx,0</text:p>
      <text:p text:style-name="P1"><text:s/>000E <text:s/>BA 0000<text:tab/><text:tab/><text:tab/><text:tab/>mov<text:tab/>dx,0</text:p>
      <text:p text:style-name="P1"/>
      <text:p text:style-name="P1"><text:s/>0011 <text:s/>E8 001F<text:tab/><text:tab/><text:tab/>start:<text:tab/>call<text:tab/>input</text:p>
      <text:p text:style-name="P1"><text:s/>0014 <text:s/>89 0E 0400 R<text:tab/><text:tab/><text:tab/>mov<text:tab/>cnt,cx<text:tab/><text:tab/>;saving this value for further usage</text:p>
      <text:p text:style-name="P1"><text:s/>0018 <text:s/>E8 005B<text:tab/><text:tab/><text:tab/><text:tab/>call<text:tab/>upper</text:p>
      <text:p text:style-name="P1"><text:soft-page-break/><text:s/>001B <text:s/>8B 0E 0400 R<text:tab/><text:tab/><text:tab/>mov<text:tab/>cx,cnt<text:tab/><text:tab/>;resseting my cnt for next part</text:p>
      <text:p text:style-name="P1"><text:s/>001F <text:s/>E8 007E<text:tab/><text:tab/><text:tab/><text:tab/>call<text:tab/>lower</text:p>
      <text:p text:style-name="P1"><text:s/>0022 <text:s/>8B 0E 0400 R<text:tab/><text:tab/><text:tab/>mov<text:tab/>cx,cnt<text:tab/><text:tab/>;again as above</text:p>
      <text:p text:style-name="P1"><text:s/>0026 <text:s/>E8 00A1<text:tab/><text:tab/><text:tab/><text:tab/>call<text:tab/>numeric</text:p>
      <text:p text:style-name="P1"><text:s/>0029 <text:s/>8B 0E 0400 R<text:tab/><text:tab/><text:tab/>mov<text:tab/>cx,cnt<text:tab/><text:tab/>;again</text:p>
      <text:p text:style-name="P1"><text:s/>002D <text:s/>E8 00C4<text:tab/><text:tab/><text:tab/><text:tab/>call<text:tab/>nonalpha</text:p>
      <text:p text:style-name="P1"><text:s/>0030 <text:s/>E8 00FF<text:tab/><text:tab/><text:tab/><text:tab/>call<text:tab/>output</text:p>
      <text:p text:style-name="P1"><text:s/>0033<text:tab/><text:tab/><text:tab/><text:tab/>main<text:tab/>ENDP</text:p>
      <text:p text:style-name="P1"><text:tab/><text:tab/><text:tab/><text:tab/>;-----------------------------</text:p>
      <text:p text:style-name="P1"><text:s/>0033<text:tab/><text:tab/><text:tab/><text:tab/>input<text:tab/>PROC</text:p>
      <text:p text:style-name="P1"><text:s/>0033 <text:s/>8D 36 0000 R<text:tab/><text:tab/><text:tab/>lea<text:tab/>si,stri<text:tab/><text:tab/>;this is where i'll write my string into</text:p>
      <text:p text:style-name="P1"><text:s/>0037 <text:s/>8D 3E 040A R<text:tab/><text:tab/><text:tab/>lea<text:tab/>di,imsg1</text:p>
      <text:p text:style-name="P1"><text:s/>003B <text:s/>9A ---- 0000 E<text:tab/><text:tab/><text:tab/>call<text:tab/>outstr</text:p>
      <text:p text:style-name="P1"><text:s/>0040 <text:s/>9A ---- 0000 E<text:tab/><text:tab/><text:tab/>call<text:tab/>newline</text:p>
      <text:p text:style-name="P1"><text:s/>0045 <text:s/>8D 3E 041E R<text:tab/><text:tab/><text:tab/>lea<text:tab/>di,imsg2</text:p>
      <text:p text:style-name="P1"><text:s/>0049 <text:s/>9A ---- 0000 E<text:tab/><text:tab/><text:tab/>call<text:tab/>outstr</text:p>
      <text:p text:style-name="P1"><text:s/>004E <text:s/>9A ---- 0000 E<text:tab/><text:tab/><text:tab/>call<text:tab/>newline</text:p>
      <text:p text:style-name="P1"><text:s/>0053 <text:s/>9A ---- 0000 E<text:tab/><text:tab/><text:tab/>call<text:tab/>newline</text:p>
      <text:p text:style-name="P1"><text:s/>0058 <text:s/>8D 3E 0433 R<text:tab/><text:tab/><text:tab/>lea<text:tab/>di,imsg3</text:p>
      <text:p text:style-name="P1"><text:s/>005C <text:s/>9A ---- 0000 E<text:tab/><text:tab/><text:tab/>call<text:tab/>outstr</text:p>
      <text:p text:style-name="P1"><text:s/>0061 <text:s/>9A ---- 0000 E<text:tab/><text:tab/><text:tab/>call<text:tab/>newline</text:p>
      <text:p text:style-name="P1"><text:s/>0066 <text:s/>9A ---- 0000 E<text:tab/><text:tab/>inp:<text:tab/>call<text:tab/>getc</text:p>
      <text:p text:style-name="P1"><text:s/>006B <text:s/>3C 0D<text:tab/><text:tab/><text:tab/><text:tab/>cmp<text:tab/>al,0dh</text:p>
      <text:p text:style-name="P1"><text:s/>006D <text:s/>74 06<text:tab/><text:tab/><text:tab/><text:tab/>je<text:tab/>next<text:tab/><text:tab/>;this is the break thingy</text:p>
      <text:p text:style-name="P1"><text:s/>006F <text:s/>88 04<text:tab/><text:tab/><text:tab/><text:tab/>mov<text:tab/>[si],al</text:p>
      <text:p text:style-name="P1"><text:s/>0071 <text:s/>46<text:tab/><text:tab/><text:tab/><text:tab/>inc<text:tab/>si</text:p>
      <text:p text:style-name="P1"><text:s/>0072 <text:s/>41<text:tab/><text:tab/><text:tab/><text:tab/>inc<text:tab/>cx<text:tab/><text:tab/>;my counter</text:p>
      <text:p text:style-name="P1"><text:s/>0073 <text:s/>EB F1<text:tab/><text:tab/><text:tab/><text:tab/>jmp<text:tab/>inp</text:p>
      <text:p text:style-name="P1"><text:s/>0075 <text:s/>C3<text:tab/><text:tab/><text:tab/>next:<text:tab/>ret</text:p>
      <text:p text:style-name="P1"><text:s/>0076<text:tab/><text:tab/><text:tab/><text:tab/>input<text:tab/>ENDP</text:p>
      <text:p text:style-name="P1"><text:tab/><text:tab/><text:tab/><text:tab/>;------------------------------------</text:p>
      <text:p text:style-name="P1"><text:s/>0076<text:tab/><text:tab/><text:tab/><text:tab/>upper<text:tab/>PROC</text:p>
      <text:p text:style-name="P1"><text:s/>0076 <text:s/>8D 36 0000 R<text:tab/><text:tab/><text:tab/>lea<text:tab/>si,stri<text:tab/><text:tab/>;pointing for eval</text:p>
      <text:p text:style-name="P1"><text:s/>007A <text:s/>BB 000A<text:tab/><text:tab/><text:tab/><text:tab/>mov<text:tab/>bx,0ah</text:p>
      <text:p text:style-name="P1"><text:s/>007D <text:s/>B8 0000<text:tab/><text:tab/><text:tab/>pta:<text:tab/>mov<text:tab/>ax,0</text:p>
      <text:p text:style-name="P1"><text:s/>0080 <text:s/>8A 04<text:tab/><text:tab/><text:tab/><text:tab/>mov<text:tab/>al,[si]</text:p>
      <text:p text:style-name="P1"><text:s/>0082 <text:s/>3C 41<text:tab/><text:tab/><text:tab/><text:tab/>cmp<text:tab/>al,41h</text:p>
      <text:p text:style-name="P1"><text:s/>0084 <text:s/>72 0D<text:tab/><text:tab/><text:tab/><text:tab/>jb<text:tab/>skip</text:p>
      <text:p text:style-name="P1"><text:s/>0086 <text:s/>3C 5A<text:tab/><text:tab/><text:tab/><text:tab/>cmp<text:tab/>al,5ah</text:p>
      <text:p text:style-name="P1"><text:s/>0088 <text:s/>77 09<text:tab/><text:tab/><text:tab/><text:tab/>ja<text:tab/>skip</text:p>
      <text:p text:style-name="P1"><text:s/>008A <text:s/>43<text:tab/><text:tab/><text:tab/><text:tab/>inc<text:tab/>bx<text:tab/><text:tab/>;this is counting <text:s/>uppercase chars</text:p>
      <text:p text:style-name="P1"><text:s/>008B <text:s/>49<text:tab/><text:tab/><text:tab/><text:tab/>dec<text:tab/>cx<text:tab/><text:tab/>;counting counting... yeah</text:p>
      <text:p text:style-name="P1"><text:s/>008C <text:s/>83 F9 00<text:tab/><text:tab/><text:tab/><text:tab/>cmp<text:tab/>cx,0</text:p>
      <text:p text:style-name="P1"><text:s/>008F <text:s/>74 0A<text:tab/><text:tab/><text:tab/><text:tab/>je<text:tab/>done</text:p>
      <text:p text:style-name="P1"><text:s/>0091 <text:s/>EB EA<text:tab/><text:tab/><text:tab/><text:tab/>jmp<text:tab/>pta</text:p>
      <text:p text:style-name="P1"><text:s/>0093 <text:s/>49<text:tab/><text:tab/><text:tab/>skip:<text:tab/>dec<text:tab/>cx</text:p>
      <text:p text:style-name="P1"><text:s/>0094 <text:s/>83 F9 00<text:tab/><text:tab/><text:tab/><text:tab/>cmp<text:tab/>cx,0</text:p>
      <text:p text:style-name="P1"><text:s/>0097 <text:s/>74 02<text:tab/><text:tab/><text:tab/><text:tab/>je<text:tab/>done</text:p>
      <text:p text:style-name="P1"><text:s/>0099 <text:s/>EB E2<text:tab/><text:tab/><text:tab/><text:tab/>jmp<text:tab/>pta</text:p>
      <text:p text:style-name="P1"><text:soft-page-break/><text:s/>009B <text:s/>89 1E 0402 R<text:tab/><text:tab/>done:<text:tab/>mov<text:tab/>up,bx</text:p>
      <text:p text:style-name="P1"><text:s/>009F <text:s/>C3<text:tab/><text:tab/><text:tab/><text:tab/>ret</text:p>
      <text:p text:style-name="P1"><text:s/>00A0<text:tab/><text:tab/><text:tab/><text:tab/>upper<text:tab/>ENDP</text:p>
      <text:p text:style-name="P1"><text:tab/><text:tab/><text:tab/><text:tab/>;------------------------------------</text:p>
      <text:p text:style-name="P1"><text:s/>00A0<text:tab/><text:tab/><text:tab/><text:tab/>lower<text:tab/>PROC</text:p>
      <text:p text:style-name="P1"><text:s/>00A0 <text:s/>8D 36 0000 R<text:tab/><text:tab/><text:tab/>lea<text:tab/>si,stri<text:tab/><text:tab/>;pointing for eval</text:p>
      <text:p text:style-name="P1"><text:s/>00A4 <text:s/>BB 0000<text:tab/><text:tab/><text:tab/><text:tab/>mov<text:tab/>bx,0</text:p>
      <text:p text:style-name="P1"><text:s/>00A7 <text:s/>B8 0000<text:tab/><text:tab/><text:tab/>pta:<text:tab/>mov<text:tab/>ax,0</text:p>
      <text:p text:style-name="P1"><text:s/>00AA <text:s/>8A 04<text:tab/><text:tab/><text:tab/><text:tab/>mov<text:tab/>al,[si]</text:p>
      <text:p text:style-name="P1"><text:s/>00AC <text:s/>3C 61<text:tab/><text:tab/><text:tab/><text:tab/>cmp<text:tab/>al,61h</text:p>
      <text:p text:style-name="P1"><text:s/>00AE <text:s/>72 0D<text:tab/><text:tab/><text:tab/><text:tab/>jb<text:tab/>skip</text:p>
      <text:p text:style-name="P1"><text:s/>00B0 <text:s/>3C 7A<text:tab/><text:tab/><text:tab/><text:tab/>cmp<text:tab/>al,7ah</text:p>
      <text:p text:style-name="P1"><text:s/>00B2 <text:s/>77 09<text:tab/><text:tab/><text:tab/><text:tab/>ja<text:tab/>skip</text:p>
      <text:p text:style-name="P1"><text:s/>00B4 <text:s/>43<text:tab/><text:tab/><text:tab/><text:tab/>inc<text:tab/>bx<text:tab/><text:tab/>;this is counting <text:s/>lowercase chars</text:p>
      <text:p text:style-name="P1"><text:s/>00B5 <text:s/>49<text:tab/><text:tab/><text:tab/><text:tab/>dec<text:tab/>cx<text:tab/><text:tab/>;counting counting... yeah</text:p>
      <text:p text:style-name="P1"><text:s/>00B6 <text:s/>83 F9 00<text:tab/><text:tab/><text:tab/><text:tab/>cmp<text:tab/>cx,0</text:p>
      <text:p text:style-name="P1"><text:s/>00B9 <text:s/>74 0A<text:tab/><text:tab/><text:tab/><text:tab/>je<text:tab/>done</text:p>
      <text:p text:style-name="P1"><text:s/>00BB <text:s/>EB EA<text:tab/><text:tab/><text:tab/><text:tab/>jmp<text:tab/>pta</text:p>
      <text:p text:style-name="P1"><text:s/>00BD <text:s/>49<text:tab/><text:tab/><text:tab/>skip:<text:tab/>dec<text:tab/>cx</text:p>
      <text:p text:style-name="P1"><text:s/>00BE <text:s/>83 F9 00<text:tab/><text:tab/><text:tab/><text:tab/>cmp<text:tab/>cx,0</text:p>
      <text:p text:style-name="P1"><text:s/>00C1 <text:s/>74 02<text:tab/><text:tab/><text:tab/><text:tab/>je<text:tab/>done</text:p>
      <text:p text:style-name="P1"><text:s/>00C3 <text:s/>EB E2<text:tab/><text:tab/><text:tab/><text:tab/>jmp<text:tab/>pta</text:p>
      <text:p text:style-name="P1"><text:s/>00C5 <text:s/>89 1E 0404 R<text:tab/><text:tab/>done:<text:tab/>mov<text:tab/>lowe,bx</text:p>
      <text:p text:style-name="P1"><text:s/>00C9 <text:s/>C3<text:tab/><text:tab/><text:tab/><text:tab/>ret</text:p>
      <text:p text:style-name="P1"><text:s/>00CA<text:tab/><text:tab/><text:tab/><text:tab/>lower<text:tab/>ENDP</text:p>
      <text:p text:style-name="P1"><text:tab/><text:tab/><text:tab/><text:tab/>;-------------------------------------</text:p>
      <text:p text:style-name="P1"><text:s/>00CA<text:tab/><text:tab/><text:tab/><text:tab/>numeric<text:tab/>PROC</text:p>
      <text:p text:style-name="P1"><text:s/>00CA <text:s/>8D 36 0000 R<text:tab/><text:tab/><text:tab/>lea<text:tab/>si,stri<text:tab/><text:tab/>;pointing for eval</text:p>
      <text:p text:style-name="P1"><text:s/>00CE <text:s/>BB 0000<text:tab/><text:tab/><text:tab/><text:tab/>mov<text:tab/>bx,0</text:p>
      <text:p text:style-name="P1"><text:s/>00D1 <text:s/>B8 0000<text:tab/><text:tab/><text:tab/>pta:<text:tab/>mov<text:tab/>ax,0</text:p>
      <text:p text:style-name="P1"><text:s/>00D4 <text:s/>8A 04<text:tab/><text:tab/><text:tab/><text:tab/>mov<text:tab/>al,[si]</text:p>
      <text:p text:style-name="P1"><text:s/>00D6 <text:s/>3C 30<text:tab/><text:tab/><text:tab/><text:tab/>cmp<text:tab/>al,30h</text:p>
      <text:p text:style-name="P1"><text:s/>00D8 <text:s/>72 0D<text:tab/><text:tab/><text:tab/><text:tab/>jb<text:tab/>skip</text:p>
      <text:p text:style-name="P1"><text:s/>00DA <text:s/>3C 39<text:tab/><text:tab/><text:tab/><text:tab/>cmp<text:tab/>al,39h</text:p>
      <text:p text:style-name="P1"><text:s/>00DC <text:s/>77 09<text:tab/><text:tab/><text:tab/><text:tab/>ja<text:tab/>skip</text:p>
      <text:p text:style-name="P1"><text:s/>00DE <text:s/>43<text:tab/><text:tab/><text:tab/><text:tab/>inc<text:tab/>bx<text:tab/><text:tab/>;this is counting <text:s/>numerics chars</text:p>
      <text:p text:style-name="P1"><text:s/>00DF <text:s/>49<text:tab/><text:tab/><text:tab/><text:tab/>dec<text:tab/>cx<text:tab/><text:tab/>;counting counting... yeah</text:p>
      <text:p text:style-name="P1"><text:s/>00E0 <text:s/>83 F9 00<text:tab/><text:tab/><text:tab/><text:tab/>cmp<text:tab/>cx,0</text:p>
      <text:p text:style-name="P1"><text:s/>00E3 <text:s/>74 0A<text:tab/><text:tab/><text:tab/><text:tab/>je<text:tab/>done</text:p>
      <text:p text:style-name="P1"><text:s/>00E5 <text:s/>EB EA<text:tab/><text:tab/><text:tab/><text:tab/>jmp<text:tab/>pta</text:p>
      <text:p text:style-name="P1"><text:s/>00E7 <text:s/>49<text:tab/><text:tab/><text:tab/>skip:<text:tab/>dec<text:tab/>cx</text:p>
      <text:p text:style-name="P1"><text:s/>00E8 <text:s/>83 F9 00<text:tab/><text:tab/><text:tab/><text:tab/>cmp<text:tab/>cx,0</text:p>
      <text:p text:style-name="P1"><text:s/>00EB <text:s/>74 02<text:tab/><text:tab/><text:tab/><text:tab/>je<text:tab/>done</text:p>
      <text:p text:style-name="P1"><text:s/>00ED <text:s/>EB E2<text:tab/><text:tab/><text:tab/><text:tab/>jmp<text:tab/>pta</text:p>
      <text:p text:style-name="P1"><text:s/>00EF <text:s/>89 1E 0406 R<text:tab/><text:tab/>done:<text:tab/>mov<text:tab/>nume,bx</text:p>
      <text:p text:style-name="P1"><text:s/>00F3 <text:s/>C3<text:tab/><text:tab/><text:tab/><text:tab/>ret</text:p>
      <text:p text:style-name="P1"><text:s/>00F4<text:tab/><text:tab/><text:tab/><text:tab/>numeric<text:tab/>ENDP</text:p>
      <text:p text:style-name="P1"><text:tab/><text:tab/><text:tab/><text:tab/>;------------------------------------</text:p>
      <text:p text:style-name="P1"><text:s/>00F4<text:tab/><text:tab/><text:tab/><text:tab/>nonalpha<text:tab/>PROC</text:p>
      <text:p text:style-name="P1"><text:soft-page-break/><text:s/>00F4 <text:s/>8D 36 0000 R<text:tab/><text:tab/><text:tab/>lea<text:tab/>si,stri<text:tab/><text:tab/>;pointing for eval</text:p>
      <text:p text:style-name="P1"><text:s/>00F8 <text:s/>BB 0000<text:tab/><text:tab/><text:tab/><text:tab/>mov<text:tab/>bx,0</text:p>
      <text:p text:style-name="P1"><text:s/>00FB <text:s/>83 F9 00<text:tab/><text:tab/><text:tab/>pta:<text:tab/>cmp<text:tab/>cx,0</text:p>
      <text:p text:style-name="P1"><text:s/>00FE <text:s/>74 2D<text:tab/><text:tab/><text:tab/><text:tab/>je<text:tab/>done</text:p>
      <text:p text:style-name="P1"><text:s/>0100 <text:s/>B8 0000<text:tab/><text:tab/><text:tab/><text:tab/>mov<text:tab/>ax,0</text:p>
      <text:p text:style-name="P1"><text:s/>0103 <text:s/>8A 04<text:tab/><text:tab/><text:tab/><text:tab/>mov<text:tab/>al,[si]</text:p>
      <text:p text:style-name="P1"><text:s/>0105 <text:s/>3C 30<text:tab/><text:tab/><text:tab/><text:tab/>cmp<text:tab/>al,30h</text:p>
      <text:p text:style-name="P1"><text:s/>0107 <text:s/>72 18<text:tab/><text:tab/><text:tab/><text:tab/>jb<text:tab/>safe</text:p>
      <text:p text:style-name="P1"><text:s/>0109 <text:s/>3C 39<text:tab/><text:tab/><text:tab/><text:tab/>cmp<text:tab/>al,39h</text:p>
      <text:p text:style-name="P1"><text:s/>010B <text:s/>72 18<text:tab/><text:tab/><text:tab/><text:tab/>jb<text:tab/>skip</text:p>
      <text:p text:style-name="P1"><text:s/>010D <text:s/>3C 41<text:tab/><text:tab/><text:tab/><text:tab/>cmp<text:tab/>al,41h</text:p>
      <text:p text:style-name="P1"><text:s/>010F <text:s/>72 10<text:tab/><text:tab/><text:tab/><text:tab/>jb<text:tab/>safe</text:p>
      <text:p text:style-name="P1"><text:s/>0111 <text:s/>3C 5B<text:tab/><text:tab/><text:tab/><text:tab/>cmp<text:tab/>al,5bh</text:p>
      <text:p text:style-name="P1"><text:s/>0113 <text:s/>72 10<text:tab/><text:tab/><text:tab/><text:tab/>jb<text:tab/>skip</text:p>
      <text:p text:style-name="P1"><text:s/>0115 <text:s/>3C 61<text:tab/><text:tab/><text:tab/><text:tab/>cmp<text:tab/>al,61h</text:p>
      <text:p text:style-name="P1"><text:s/>0117 <text:s/>72 08<text:tab/><text:tab/><text:tab/><text:tab/>jb<text:tab/>safe</text:p>
      <text:p text:style-name="P1"><text:s/>0119 <text:s/>3C 7B<text:tab/><text:tab/><text:tab/><text:tab/>cmp<text:tab/>al,7bh</text:p>
      <text:p text:style-name="P1"><text:s/>011B <text:s/>72 08<text:tab/><text:tab/><text:tab/><text:tab/>jb<text:tab/>skip</text:p>
      <text:p text:style-name="P1"><text:s/>011D <text:s/>43<text:tab/><text:tab/><text:tab/><text:tab/>inc<text:tab/>bx</text:p>
      <text:p text:style-name="P1"><text:s/>011E <text:s/>49<text:tab/><text:tab/><text:tab/><text:tab/>dec<text:tab/>cx</text:p>
      <text:p text:style-name="P1"><text:s/>011F <text:s/>EB DA<text:tab/><text:tab/><text:tab/><text:tab/>jmp<text:tab/>pta</text:p>
      <text:p text:style-name="P1"><text:s/>0121 <text:s/>49<text:tab/><text:tab/><text:tab/>safe:<text:tab/>dec<text:tab/>cx</text:p>
      <text:p text:style-name="P1"><text:s/>0122 <text:s/>43<text:tab/><text:tab/><text:tab/><text:tab/>inc<text:tab/>bx</text:p>
      <text:p text:style-name="P1"><text:s/>0123 <text:s/>EB D6<text:tab/><text:tab/><text:tab/><text:tab/>jmp<text:tab/>pta</text:p>
      <text:p text:style-name="P1"/>
      <text:p text:style-name="P1"><text:s/>0125 <text:s/>49<text:tab/><text:tab/><text:tab/>skip:<text:tab/>dec<text:tab/>cx</text:p>
      <text:p text:style-name="P1"><text:s/>0126 <text:s/>83 F9 00<text:tab/><text:tab/><text:tab/><text:tab/>cmp<text:tab/>cx,0</text:p>
      <text:p text:style-name="P1"><text:s/>0129 <text:s/>74 02<text:tab/><text:tab/><text:tab/><text:tab/>je<text:tab/>done</text:p>
      <text:p text:style-name="P1"><text:s/>012B <text:s/>EB CE<text:tab/><text:tab/><text:tab/><text:tab/>jmp<text:tab/>pta</text:p>
      <text:p text:style-name="P1"><text:s/>012D <text:s/>89 1E 0408 R<text:tab/><text:tab/>done:<text:tab/>mov<text:tab/>nonal,bx</text:p>
      <text:p text:style-name="P1"><text:s/>0131 <text:s/>C3<text:tab/><text:tab/><text:tab/><text:tab/>ret</text:p>
      <text:p text:style-name="P1"><text:s/>0132<text:tab/><text:tab/><text:tab/><text:tab/>nonalpha<text:tab/>ENDP</text:p>
      <text:p text:style-name="P1"><text:tab/><text:tab/><text:tab/><text:tab/>;------------------------------------</text:p>
      <text:p text:style-name="P1"><text:s/>0132<text:tab/><text:tab/><text:tab/><text:tab/>output<text:tab/>PROC</text:p>
      <text:p text:style-name="P1"><text:s/>0132 <text:s/>8D 3E 0449 R<text:tab/><text:tab/><text:tab/>lea<text:tab/>di,omsg1</text:p>
      <text:p text:style-name="P1"><text:s/>0136 <text:s/>9A ---- 0000 E<text:tab/><text:tab/><text:tab/>call<text:tab/>outstr</text:p>
      <text:p text:style-name="P1"><text:s/>013B <text:s/>9A ---- 0000 E<text:tab/><text:tab/><text:tab/>call<text:tab/>newline</text:p>
      <text:p text:style-name="P1"><text:tab/><text:tab/><text:tab/><text:tab/><text:tab/>;need to add entered string here thingy</text:p>
      <text:p text:style-name="P1"><text:s/>0140 <text:s/>8D 3E 045A R<text:tab/><text:tab/><text:tab/>lea<text:tab/>di,omsg2</text:p>
      <text:p text:style-name="P1"><text:s/>0144 <text:s/>9A ---- 0000 E<text:tab/><text:tab/><text:tab/>call<text:tab/>outstr</text:p>
      <text:p text:style-name="P1"><text:s/>0149 <text:s/>A1 0402 R<text:tab/><text:tab/><text:tab/>mov<text:tab/>ax,up</text:p>
      <text:p text:style-name="P1"><text:s/>014C <text:s/>9A ---- 0000 E<text:tab/><text:tab/><text:tab/>call<text:tab/>outword</text:p>
      <text:p text:style-name="P1"><text:s/>0151 <text:s/>9A ---- 0000 E<text:tab/><text:tab/><text:tab/>call<text:tab/>newline</text:p>
      <text:p text:style-name="P1"><text:s/>0156 <text:s/>8D 3E 0465 R<text:tab/><text:tab/><text:tab/>lea<text:tab/>di,omsg3</text:p>
      <text:p text:style-name="P1"><text:s/>015A <text:s/>9A ---- 0000 E<text:tab/><text:tab/><text:tab/>call<text:tab/>outstr</text:p>
      <text:p text:style-name="P1"><text:s/>015F <text:s/>A1 0404 R<text:tab/><text:tab/><text:tab/>mov<text:tab/>ax,lowe</text:p>
      <text:p text:style-name="P1"><text:s/>0162 <text:s/>9A ---- 0000 E<text:tab/><text:tab/><text:tab/>call<text:tab/>outword</text:p>
      <text:p text:style-name="P1"><text:s/>0167 <text:s/>9A ---- 0000 E<text:tab/><text:tab/><text:tab/>call<text:tab/>newline</text:p>
      <text:p text:style-name="P1"><text:s/>016C <text:s/>8D 3E 0482 R<text:tab/><text:tab/><text:tab/>lea<text:tab/>di,omsg4</text:p>
      <text:p text:style-name="P1"><text:soft-page-break/><text:s/>0170 <text:s/>9A ---- 0000 E<text:tab/><text:tab/><text:tab/>call<text:tab/>outstr</text:p>
      <text:p text:style-name="P1"><text:s/>0175 <text:s/>A1 0406 R<text:tab/><text:tab/><text:tab/>mov<text:tab/>ax,nume</text:p>
      <text:p text:style-name="P1"><text:s/>0178 <text:s/>9A ---- 0000 E<text:tab/><text:tab/><text:tab/>call<text:tab/>outword</text:p>
      <text:p text:style-name="P1"><text:s/>017D <text:s/>9A ---- 0000 E<text:tab/><text:tab/><text:tab/>call<text:tab/>newline</text:p>
      <text:p text:style-name="P1"><text:s/>0182 <text:s/>8D 3E 049F R<text:tab/><text:tab/><text:tab/>lea<text:tab/>di,omsg5</text:p>
      <text:p text:style-name="P1"><text:s/>0186 <text:s/>9A ---- 0000 E<text:tab/><text:tab/><text:tab/>call<text:tab/>outstr</text:p>
      <text:p text:style-name="P1"><text:s/>018B <text:s/>A1 0408 R<text:tab/><text:tab/><text:tab/>mov<text:tab/>ax,nonal</text:p>
      <text:p text:style-name="P1"><text:s/>018E <text:s/>9A ---- 0000 E<text:tab/><text:tab/><text:tab/>call<text:tab/>outword</text:p>
      <text:p text:style-name="P1"><text:s/>0193 <text:s/>9A ---- 0000 E<text:tab/><text:tab/><text:tab/>call<text:tab/>newline</text:p>
      <text:p text:style-name="P1"/>
      <text:p text:style-name="P1"><text:s/>0198 <text:s/>B8 4C00<text:tab/><text:tab/><text:tab/>shi:<text:tab/>mov<text:tab/>ax,4c00h</text:p>
      <text:p text:style-name="P1"><text:s/>019B <text:s/>CD 21<text:tab/><text:tab/><text:tab/><text:tab/>int<text:tab/>21h</text:p>
      <text:p text:style-name="P1"><text:s/>019D<text:tab/><text:tab/><text:tab/><text:tab/>output<text:tab/>ENDP</text:p>
      <text:p text:style-name="P1"/>
      <text:p text:style-name="P1"><text:s/>019D<text:tab/><text:tab/><text:tab/><text:tab/>code<text:tab/>ENDS</text:p>
      <text:p text:style-name="P1"/>
      <text:p text:style-name="P1"/>
      <text:p text:style-name="P1"/>
      <text:p text:style-name="P1"><text:s/>0000<text:tab/><text:tab/><text:tab/><text:tab/>data<text:tab/>SEGMENT</text:p>
      <text:p text:style-name="P1"><text:s/>0000 <text:s/>0400 [<text:tab/><text:tab/><text:tab/>stri<text:tab/>db<text:tab/>1024 dup (0)</text:p>
      <text:p text:style-name="P1"><text:s text:c="8"/>00</text:p>
      <text:p text:style-name="P1"><text:s text:c="7"/>]</text:p>
      <text:p text:style-name="P1"><text:s/>0400 0000<text:tab/><text:tab/><text:tab/>cnt<text:tab/>dw<text:tab/>0</text:p>
      <text:p text:style-name="P1"><text:s/>0402 0000<text:tab/><text:tab/><text:tab/>up<text:tab/>dw<text:tab/>0</text:p>
      <text:p text:style-name="P1"><text:s/>0404 0000<text:tab/><text:tab/><text:tab/>lowe<text:tab/>dw<text:tab/>0</text:p>
      <text:p text:style-name="P1"><text:s/>0406 0000<text:tab/><text:tab/><text:tab/>nume<text:tab/>dw<text:tab/>0</text:p>
      <text:p text:style-name="P1"><text:s/>0408 0000<text:tab/><text:tab/><text:tab/>nonal<text:tab/>dw<text:tab/>0</text:p>
      <text:p text:style-name="P1"><text:s/>040A 53 74 72 69 6E 67<text:tab/><text:tab/>imsg1<text:tab/>db<text:tab/>"String Analyzer 1.0",04</text:p>
      <text:p text:style-name="P1"><text:s text:c="7"/>20 41 6E 61 6C 79</text:p>
      <text:p text:style-name="P1"><text:s text:c="7"/>7A 65 72 20 31 2E</text:p>
      <text:p text:style-name="P1"><text:s text:c="7"/>30 04</text:p>
      <text:p text:style-name="P1"><text:s/>041E 62 79 20 43 61 6C<text:tab/><text:tab/>imsg2<text:tab/>db<text:tab/>"by Calvin O. Ference",04</text:p>
      <text:p text:style-name="P1"><text:s text:c="7"/>76 69 6E 20 4F 2E</text:p>
      <text:p text:style-name="P1"><text:s text:c="7"/>20 46 65 72 65 6E</text:p>
      <text:p text:style-name="P1"><text:s text:c="7"/>63 65 04</text:p>
      <text:p text:style-name="P1"><text:s/>0433 45 6E 74 65 72 20<text:tab/><text:tab/>imsg3<text:tab/>db<text:tab/>"Enter a line of input",04</text:p>
      <text:p text:style-name="P1"><text:s text:c="7"/>61 20 6C 69 6E 65</text:p>
      <text:p text:style-name="P1"><text:s text:c="7"/>20 6F 66 20 69 6E</text:p>
      <text:p text:style-name="P1"><text:s text:c="7"/>70 75 74 04</text:p>
      <text:p text:style-name="P1"><text:s/>0449 45 6E 74 65 72 65<text:tab/><text:tab/>omsg1<text:tab/>db<text:tab/>"Entered string: ",04</text:p>
      <text:p text:style-name="P1"><text:s text:c="7"/>64 20 73 74 72 69</text:p>
      <text:p text:style-name="P1"><text:s text:c="7"/>6E 67 3A 20 04</text:p>
      <text:p text:style-name="P1"><text:s/>045A 43 6F 6E 74 61 69<text:tab/><text:tab/>omsg2<text:tab/>db<text:tab/>"Contains: ",04h</text:p>
      <text:p text:style-name="P1"><text:s text:c="7"/>6E 73 3A 20 04</text:p>
      <text:p text:style-name="P1"><text:s/>0465 23 20 6F 66 20 55<text:tab/><text:tab/>omsg3<text:tab/>db<text:tab/>"# of Uppercase characters = ",04</text:p>
      <text:p text:style-name="P1"><text:s text:c="7"/>70 70 65 72 63 61</text:p>
      <text:p text:style-name="P1"><text:s text:c="7"/>73 65 20 63 68 61</text:p>
      <text:p text:style-name="P1"><text:s text:c="7"/>72 61 63 74 65 72</text:p>
      <text:p text:style-name="P1"><text:s text:c="7"/>73 20 3D 20 04</text:p>
      <text:p text:style-name="P1"><text:soft-page-break/><text:s/>0482 23 20 6F 66 20 4C<text:tab/><text:tab/>omsg4<text:tab/>db<text:tab/>"# of Lowercase characters = ",04</text:p>
      <text:p text:style-name="P1"><text:s text:c="7"/>6F 77 65 72 63 61</text:p>
      <text:p text:style-name="P1"><text:s text:c="7"/>73 65 20 63 68 61</text:p>
      <text:p text:style-name="P1"><text:s text:c="7"/>72 61 63 74 65 72</text:p>
      <text:p text:style-name="P1"><text:s text:c="7"/>73 20 3D 20 04</text:p>
      <text:p text:style-name="P1"><text:s/>049F 23 20 6F 66 20 4E<text:tab/><text:tab/>omsg5<text:tab/>db<text:tab/>"# of Numeric characters = ",04</text:p>
      <text:p text:style-name="P1"><text:s text:c="7"/>75 6D 65 72 69 63</text:p>
      <text:p text:style-name="P1"><text:s text:c="7"/>20 63 68 61 72 61</text:p>
      <text:p text:style-name="P1"><text:s text:c="7"/>63 74 65 72 73 20</text:p>
      <text:p text:style-name="P1"><text:s text:c="7"/>3D 20 04</text:p>
      <text:p text:style-name="P1"><text:s/>04BA 23 20 6F 66 20 4E<text:tab/><text:tab/>omsg6<text:tab/>db<text:tab/>"# of Non-alphabetic characters = ",04</text:p>
      <text:p text:style-name="P1"><text:s text:c="7"/>6F 6E 2D 61 6C 70</text:p>
      <text:p text:style-name="P1"><text:s text:c="7"/>68 61 62 65 74 69</text:p>
      <text:p text:style-name="P1"><text:s text:c="7"/>63 20 63 68 61 72</text:p>
      <text:p text:style-name="P1"><text:s text:c="7"/>61 63 74 65 72 73</text:p>
      <text:p text:style-name="P1"><text:s text:c="7"/>20 3D 20 04</text:p>
      <text:p text:style-name="P1"><text:s/>04DC<text:tab/><text:tab/><text:tab/><text:tab/>data<text:tab/>ENDS</text:p>
      <text:p text:style-name="P1"/>
      <text:p text:style-name="P1"><text:s/>0000<text:tab/><text:tab/><text:tab/><text:tab/>stak<text:tab/>SEGMENT<text:tab/>STACK</text:p>
      <text:p text:style-name="P1"><text:s/>0000 <text:s/>0100 [<text:tab/><text:tab/><text:tab/><text:tab/>dw<text:tab/>256 dup (0)</text:p>
      <text:p text:style-name="P1"><text:s text:c="8"/>0000</text:p>
      <text:p text:style-name="P1"><text:s text:c="7"/>]</text:p>
      <text:p text:style-name="P1"><text:s/>0200<text:tab/><text:tab/><text:tab/><text:tab/>stak<text:tab/>ENDS</text:p>
      <text:p text:style-name="P1"/>
      <text:p text:style-name="P1"><text:tab/><text:tab/><text:tab/><text:tab/><text:tab/><text:tab/>END</text:p>
      <text:p text:style-name="P1"/>
      <text:p text:style-name="P1">Microsoft (R) Macro Assembler Version 6.11d<text:tab/><text:tab/> <text:s text:c="3"/>11/25/08 11:46:43</text:p>
      <text:p text:style-name="P1">2.asm<text:tab/><text:tab/><text:tab/><text:tab/><text:tab/><text:tab/><text:tab/> <text:s text:c="4"/>Symbols 2 - 1</text:p>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19D<text:tab/> <text:s/>Para<text:tab/> <text:s/>Private </text:p>
      <text:p text:style-name="P1">data . . . . . . . . . . . . . .<text:tab/>16 Bit<text:tab/> 04DC<text:tab/> <text:s/>Para<text:tab/> <text:s/>Private </text:p>
      <text:p text:style-name="P1">stak . . . . . . . . . . . . . .<text:tab/>16 Bit<text:tab/> 0200<text:tab/> <text:s/>Para<text:tab/> <text:s/>Stack<text:tab/> <text:s/></text:p>
      <text:p text:style-name="P1"/>
      <text:p text:style-name="P1"/>
      <text:p text:style-name="P1">Procedures, <text:s/>parameters and locals:</text:p>
      <text:p text:style-name="P1"/>
      <text:p text:style-name="P1"><text:s text:c="16"/>N a m e <text:s text:c="16"/>Type <text:s text:c="4"/>Value <text:s text:c="3"/>Attr</text:p>
      <text:p text:style-name="P1"/>
      <text:p text:style-name="P1">input <text:s/>. . . . . . . . . . . . .<text:tab/>P Near<text:tab/> 0033<text:tab/> <text:s/>code<text:tab/>Length= 0043 Public</text:p>
      <text:p text:style-name="P1"><text:s text:c="2"/>inp <text:s/>. . . . . . . . . . . . .<text:tab/>L Near<text:tab/> 0066<text:tab/> <text:s/>code<text:tab/></text:p>
      <text:p text:style-name="P1"><text:s text:c="2"/>next . . . . . . . . . . . . .<text:tab/>L Near<text:tab/> 0075<text:tab/> <text:s/>code<text:tab/></text:p>
      <text:p text:style-name="P1">lower <text:s/>. . . . . . . . . . . . .<text:tab/>P Near<text:tab/> 00A0<text:tab/> <text:s/>code<text:tab/>Length= 002A Public</text:p>
      <text:p text:style-name="P1"><text:s text:c="2"/>pta <text:s/>. . . . . . . . . . . . .<text:tab/>L Near<text:tab/> 00A7<text:tab/> <text:s/>code<text:tab/></text:p>
      <text:p text:style-name="P1"><text:soft-page-break/><text:s text:c="2"/>skip . . . . . . . . . . . . .<text:tab/>L Near<text:tab/> 00BD<text:tab/> <text:s/>code<text:tab/></text:p>
      <text:p text:style-name="P1"><text:s text:c="2"/>done . . . . . . . . . . . . .<text:tab/>L Near<text:tab/> 00C5<text:tab/> <text:s/>code<text:tab/></text:p>
      <text:p text:style-name="P1">main . . . . . . . . . . . . . .<text:tab/>P Near<text:tab/> 0000<text:tab/> <text:s/>code<text:tab/>Length= 0033 Public</text:p>
      <text:p text:style-name="P1"><text:s text:c="2"/>init . . . . . . . . . . . . .<text:tab/>L Near<text:tab/> 0000<text:tab/> <text:s/>code<text:tab/></text:p>
      <text:p text:style-name="P1"><text:s text:c="2"/>start <text:s/>. . . . . . . . . . . .<text:tab/>L Near<text:tab/> 0011<text:tab/> <text:s/>code<text:tab/></text:p>
      <text:p text:style-name="P1">nonalpha . . . . . . . . . . . .<text:tab/>P Near<text:tab/> 00F4<text:tab/> <text:s/>code<text:tab/>Length= 003E Public</text:p>
      <text:p text:style-name="P1"><text:s text:c="2"/>pta <text:s/>. . . . . . . . . . . . .<text:tab/>L Near<text:tab/> 00FB<text:tab/> <text:s/>code<text:tab/></text:p>
      <text:p text:style-name="P1"><text:s text:c="2"/>safe . . . . . . . . . . . . .<text:tab/>L Near<text:tab/> 0121<text:tab/> <text:s/>code<text:tab/></text:p>
      <text:p text:style-name="P1"><text:s text:c="2"/>skip . . . . . . . . . . . . .<text:tab/>L Near<text:tab/> 0125<text:tab/> <text:s/>code<text:tab/></text:p>
      <text:p text:style-name="P1"><text:s text:c="2"/>done . . . . . . . . . . . . .<text:tab/>L Near<text:tab/> 012D<text:tab/> <text:s/>code<text:tab/></text:p>
      <text:p text:style-name="P1">numeric <text:s/>. . . . . . . . . . . .<text:tab/>P Near<text:tab/> 00CA<text:tab/> <text:s/>code<text:tab/>Length= 002A Public</text:p>
      <text:p text:style-name="P1"><text:s text:c="2"/>pta <text:s/>. . . . . . . . . . . . .<text:tab/>L Near<text:tab/> 00D1<text:tab/> <text:s/>code<text:tab/></text:p>
      <text:p text:style-name="P1"><text:s text:c="2"/>skip . . . . . . . . . . . . .<text:tab/>L Near<text:tab/> 00E7<text:tab/> <text:s/>code<text:tab/></text:p>
      <text:p text:style-name="P1"><text:s text:c="2"/>done . . . . . . . . . . . . .<text:tab/>L Near<text:tab/> 00EF<text:tab/> <text:s/>code<text:tab/></text:p>
      <text:p text:style-name="P1">output . . . . . . . . . . . . .<text:tab/>P Near<text:tab/> 0132<text:tab/> <text:s/>code<text:tab/>Length= 006B Public</text:p>
      <text:p text:style-name="P1"><text:s text:c="2"/>shi <text:s/>. . . . . . . . . . . . .<text:tab/>L Near<text:tab/> 0198<text:tab/> <text:s/>code<text:tab/></text:p>
      <text:p text:style-name="P1">upper <text:s/>. . . . . . . . . . . . .<text:tab/>P Near<text:tab/> 0076<text:tab/> <text:s/>code<text:tab/>Length= 002A Public</text:p>
      <text:p text:style-name="P1"><text:s text:c="2"/>pta <text:s/>. . . . . . . . . . . . .<text:tab/>L Near<text:tab/> 007D<text:tab/> <text:s/>code<text:tab/></text:p>
      <text:p text:style-name="P1"><text:s text:c="2"/>skip . . . . . . . . . . . . .<text:tab/>L Near<text:tab/> 0093<text:tab/> <text:s/>code<text:tab/></text:p>
      <text:p text:style-name="P1"><text:s text:c="2"/>done . . . . . . . . . . . . .<text:tab/>L Near<text:tab/> 009B<text:tab/> <text:s/>code<text:tab/></text:p>
      <text:p text:style-name="P1"/>
      <text:p text:style-name="P1">Symbols:</text:p>
      <text:p text:style-name="P1"/>
      <text:p text:style-name="P1"><text:s text:c="16"/>N a m e <text:s text:c="16"/>Type <text:s text:c="4"/>Value <text:s text:c="3"/>Attr</text:p>
      <text:p text:style-name="P1"/>
      <text:p text:style-name="P1">cnt <text:s/>. . . . . . . . . . . . . .<text:tab/>Word<text:tab/> 0400<text:tab/> <text:s/>data<text:tab/></text:p>
      <text:p text:style-name="P1">getc . . . . . . . . . . . . . .<text:tab/>L Far<text:tab/> 0000<text:tab/> <text:s/>External</text:p>
      <text:p text:style-name="P1">imsg1 <text:s/>. . . . . . . . . . . . .<text:tab/>Byte<text:tab/> 040A<text:tab/> <text:s/>data<text:tab/></text:p>
      <text:p text:style-name="P1">imsg2 <text:s/>. . . . . . . . . . . . .<text:tab/>Byte<text:tab/> 041E<text:tab/> <text:s/>data<text:tab/></text:p>
      <text:p text:style-name="P1">imsg3 <text:s/>. . . . . . . . . . . . .<text:tab/>Byte<text:tab/> 0433<text:tab/> <text:s/>data<text:tab/></text:p>
      <text:p text:style-name="P1">lowe . . . . . . . . . . . . . .<text:tab/>Word<text:tab/> 0404<text:tab/> <text:s/>data<text:tab/></text:p>
      <text:p text:style-name="P1">newline <text:s/>. . . . . . . . . . . .<text:tab/>L Far<text:tab/> 0000<text:tab/> <text:s/>External</text:p>
      <text:p text:style-name="P1">nonal <text:s/>. . . . . . . . . . . . .<text:tab/>Word<text:tab/> 0408<text:tab/> <text:s/>data<text:tab/></text:p>
      <text:p text:style-name="P1">nume . . . . . . . . . . . . . .<text:tab/>Word<text:tab/> 0406<text:tab/> <text:s/>data<text:tab/></text:p>
      <text:p text:style-name="P1">omsg1 <text:s/>. . . . . . . . . . . . .<text:tab/>Byte<text:tab/> 0449<text:tab/> <text:s/>data<text:tab/></text:p>
      <text:p text:style-name="P1">omsg2 <text:s/>. . . . . . . . . . . . .<text:tab/>Byte<text:tab/> 045A<text:tab/> <text:s/>data<text:tab/></text:p>
      <text:p text:style-name="P1">omsg3 <text:s/>. . . . . . . . . . . . .<text:tab/>Byte<text:tab/> 0465<text:tab/> <text:s/>data<text:tab/></text:p>
      <text:p text:style-name="P1">omsg4 <text:s/>. . . . . . . . . . . . .<text:tab/>Byte<text:tab/> 0482<text:tab/> <text:s/>data<text:tab/></text:p>
      <text:p text:style-name="P1">omsg5 <text:s/>. . . . . . . . . . . . .<text:tab/>Byte<text:tab/> 049F<text:tab/> <text:s/>data<text:tab/></text:p>
      <text:p text:style-name="P1">omsg6 <text:s/>. . . . . . . . . . . . .<text:tab/>Byte<text:tab/> 04BA<text:tab/> <text:s/>data<text:tab/></text:p>
      <text:p text:style-name="P1">outc . . . . . . . . . . . . . .<text:tab/>L Far<text:tab/> 0000<text:tab/> <text:s/>External</text:p>
      <text:p text:style-name="P1">outstr . . . . . . . . . . . . .<text:tab/>L Far<text:tab/> 0000<text:tab/> <text:s/>External</text:p>
      <text:p text:style-name="P1">outword <text:s/>. . . . . . . . . . . .<text:tab/>L Far<text:tab/> 0000<text:tab/> <text:s/>External</text:p>
      <text:p text:style-name="P1">stri . . . . . . . . . . . . . .<text:tab/>Byte<text:tab/> 0000<text:tab/> <text:s/>data<text:tab/></text:p>
      <text:p text:style-name="P1">up . . . . . . . . . . . . . . .<text:tab/>Word<text:tab/> 0402<text:tab/> <text:s/>data<text:tab/></text:p>
      <text:p text:style-name="P1"/>
      <text:p text:style-name="P1"><text:tab/> <text:s text:c="2"/>0 Warnings</text:p>
      <text:p text:style-name="P1"><text:tab/> <text:s text:c="2"/>0 Errors</text:p>
      <text:p text:style-name="P2"/>
      <text:p text:style-name="P2"><text:soft-page-break/>3.3 Results</text:p>
      <text:p text:style-name="P1"/>
      <text:p text:style-name="P1">G:\ELECTR~1\SEMEST~1\243-31~1\LAB11~1\2&gt;2b.exe</text:p>
      <text:p text:style-name="P1">String Analyzer 1.0</text:p>
      <text:p text:style-name="P1">by Calvin O. Ference</text:p>
      <text:p text:style-name="P1"/>
      <text:p text:style-name="P1">Enter a line of input</text:p>
      <text:p text:style-name="P1">Entered string:</text:p>
      <text:p text:style-name="P1"/>
      <text:p text:style-name="P1"/>
      <text:p text:style-name="P1">Contains:</text:p>
      <text:p text:style-name="P1"># of Words = 2</text:p>
      <text:p text:style-name="P1"># of Uppercase characters = 2</text:p>
      <text:p text:style-name="P1"># of Lowercase characters = 8</text:p>
      <text:p text:style-name="P1"># of Numeric characters = 0</text:p>
      <text:p text:style-name="P1"># of Non-alphanumeric characters = 2</text:p>
      <text:p text:style-name="P1"/>
      <text:p text:style-name="P1">Do you wish to evalutate another string? (Y or N) &gt;&gt; Y</text:p>
      <text:p text:style-name="P1">YString Analyzer 1.0</text:p>
      <text:p text:style-name="P1">by Calvin O. Ference</text:p>
      <text:p text:style-name="P1"/>
      <text:p text:style-name="P1">Enter a line of input</text:p>
      <text:p text:style-name="P1">Entered string: </text:p>
      <text:p text:style-name="P1"/>
      <text:p text:style-name="P1"/>
      <text:p text:style-name="P1">Contains:</text:p>
      <text:p text:style-name="P1"># of Words = 3</text:p>
      <text:p text:style-name="P1"># of Uppercase characters = 2</text:p>
      <text:p text:style-name="P1"># of Lowercase characters = =</text:p>
      <text:p text:style-name="P1"># of Numeric characters = 1</text:p>
      <text:p text:style-name="P1"># of Non-alphanumeric characters = 3</text:p>
      <text:p text:style-name="P1"/>
      <text:p text:style-name="P1">Do you wish to evalutate another string? (Y or N) &gt;&gt; y</text:p>
      <text:p text:style-name="P1">YString Analyzer 1.0</text:p>
      <text:p text:style-name="P1">by Calvin O. Ference</text:p>
      <text:p text:style-name="P1"/>
      <text:p text:style-name="P1">Enter a line of input</text:p>
      <text:p text:style-name="P1">Entered string: </text:p>
      <text:p text:style-name="P1"/>
      <text:p text:style-name="P1"/>
      <text:p text:style-name="P1">Contains:</text:p>
      <text:p text:style-name="P1"># of Words = 6</text:p>
      <text:p text:style-name="P1"># of Uppercase characters = 2</text:p>
      <text:p text:style-name="P1"># of Lowercase characters = 6</text:p>
      <text:p text:style-name="P1"># of Numeric characters = 6</text:p>
      <text:p text:style-name="P1"># of Non-alphanumeric characters = 3</text:p>
      <text:p text:style-name="P1"/>
      <text:p text:style-name="P1">Do you wish to evalutate another string? (Y or N) &gt;&gt; n</text:p>
      <text:p text:style-name="P1">G:\ELECTR~1\SEMEST~1\243-31~1\LAB11~1\2&gt;</text:p>
      <text:p text:style-name="P1"><text:soft-page-break/>Entered Strings for the above results were:</text:p>
      <text:p text:style-name="P1"/>
      <text:p text:style-name="P1">Test1: Hello World!</text:p>
      <text:p text:style-name="P1"/>
      <text:p text:style-name="P1">Test2: Slackware 4 the win</text:p>
      <text:p text:style-name="P1"/>
      <text:p text:style-name="P1">Test3: 1 see D34D p1x37s</text:p>
      <text:p text:style-name="P1"/>
      <text:p text:style-name="P1">Reason for the above is in the the following section.</text:p>
      <text:p text:style-name="P1"/>
      <text:p text:style-name="P2">4. Conclusion</text:p>
      <text:p text:style-name="P1"/>
      <text:p text:style-name="P1">The experiment was completed successfully without too much trouble. A small bug occurs in the second program where it counts the words, it will count individual string of letters. Example: a b c d e f g; will be counted as seven individual words. Due to lack of time to add extra code to the program to filter those out it was deliberately left out as it's just a minor bug. Also in the same program, there was a graphical glitch when the string of entered characters was outputted. It would cause half a page to go blank and add some random extended-ASCII characters at the bottom. Thus the string was left out in the compilation of the program but in the ASM code it is still present, just as comments in the output subrout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11-25T18:41:53</dc:date>
    <meta:editing-cycles>21</meta:editing-cycles>
    <meta:editing-duration>PT1H32M17S</meta:editing-duration>
    <meta:user-defined meta:name="Info 1"/>
    <meta:user-defined meta:name="Info 2"/>
    <meta:user-defined meta:name="Info 3"/>
    <meta:user-defined meta:name="Info 4"/>
    <meta:document-statistic meta:table-count="0" meta:image-count="0" meta:object-count="0" meta:page-count="27" meta:paragraph-count="1113" meta:word-count="5618" meta:character-count="31956"/>
  </office:meta>
</office:document-meta>
</file>